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8000000E859144EE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2" svg:font-family="Arial" style:font-adornments="Gras"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style>
    <style:style style:name="Tableau3.A" style:family="table-column">
      <style:table-column-properties style:column-width="4.128cm" style:rel-column-width="15899*"/>
    </style:style>
    <style:style style:name="Tableau3.B" style:family="table-column">
      <style:table-column-properties style:column-width="12.885cm" style:rel-column-width="49636*"/>
    </style:style>
    <style:style style:name="Tableau3.A1" style:family="table-cell">
      <style:table-cell-properties fo:padding="0.097cm" fo:border="none"/>
    </style:style>
    <style:style style:name="Tableau3.B5" style:family="table-cell">
      <style:table-cell-properties style:vertical-align="bottom" fo:padding="0.097cm" fo:border="none"/>
    </style:style>
    <style:style style:name="Tableau3.6" style:family="table-row">
      <style:table-row-properties style:min-row-height="0.704cm"/>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1" style:family="table">
      <style:table-properties style:width="16.99cm" fo:margin-left="-0.028cm" fo:margin-right="0.039cm" table:align="margins" style:writing-mode="lr-tb"/>
    </style:style>
    <style:style style:name="Tableau1.A" style:family="table-column">
      <style:table-column-properties style:column-width="2.693cm" style:rel-column-width="10389*"/>
    </style:style>
    <style:style style:name="Tableau1.B" style:family="table-column">
      <style:table-column-properties style:column-width="8.299cm" style:rel-column-width="32012*"/>
    </style:style>
    <style:style style:name="Tableau1.C" style:family="table-column">
      <style:table-column-properties style:column-width="2.91cm" style:rel-column-width="11226*"/>
    </style:style>
    <style:style style:name="Tableau1.D" style:family="table-column">
      <style:table-column-properties style:column-width="3.087cm" style:rel-column-width="11908*"/>
    </style:style>
    <style:style style:name="Tableau1.1" style:family="table-row">
      <style:table-row-properties style:row-height="1.429cm" fo:keep-together="auto"/>
    </style:style>
    <style:style style:name="Tableau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au1.B1" style:family="table-cell">
      <style:table-cell-properties style:vertical-align="middle" fo:padding-left="0.123cm" fo:padding-right="0.123cm" fo:padding-top="0cm" fo:padding-bottom="0cm" fo:border-left="0.5pt solid #000000" fo:border-right="none" fo:border-top="1pt solid #000000" fo:border-bottom="1pt solid #000000" style:writing-mode="lr-tb"/>
    </style:style>
    <style:style style:name="Tableau1.D1" style:family="table-cell">
      <style:table-cell-properties style:vertical-align="middle" fo:padding-left="0.123cm" fo:padding-right="0.123cm" fo:padding-top="0cm" fo:padding-bottom="0cm" fo:border-left="0.5pt solid #000000" fo:border-right="1pt solid #000000" fo:border-top="1pt solid #000000" fo:border-bottom="1pt solid #000000" style:writing-mode="lr-tb"/>
    </style:style>
    <style:style style:name="Tableau1.2" style:family="table-row">
      <style:table-row-properties fo:keep-together="auto"/>
    </style:style>
    <style:style style:name="Tableau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3" style:family="table-row">
      <style:table-row-properties style:min-row-height="0.67cm" fo:keep-together="auto"/>
    </style:style>
    <style:style style:name="Tableau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23cm" fo:padding-right="0.123cm" fo:padding-top="0cm" fo:padding-bottom="0cm" fo:border="0.5pt solid #000000" style:writing-mode="lr-tb"/>
    </style:style>
    <style:style style:name="Tableau12" style:family="table">
      <style:table-properties style:width="17.013cm" fo:margin-left="0cm" fo:margin-right="-0.012cm" table:align="margins"/>
    </style:style>
    <style:style style:name="Tableau12.A" style:family="table-column">
      <style:table-column-properties style:column-width="17.013cm" style:rel-column-width="65535*"/>
    </style:style>
    <style:style style:name="Tableau12.A1" style:family="table-cell">
      <style:table-cell-properties fo:padding="0.097cm" fo:border="none"/>
    </style:style>
    <style:style style:name="Tableau7" style:family="table">
      <style:table-properties style:width="17.022cm" fo:margin-left="0cm" fo:margin-right="-0.021cm" table:align="margins" style:writing-mode="lr-tb"/>
    </style:style>
    <style:style style:name="Tableau7.A" style:family="table-column">
      <style:table-column-properties style:column-width="1.499cm" style:rel-column-width="5772*"/>
    </style:style>
    <style:style style:name="Tableau7.B" style:family="table-column">
      <style:table-column-properties style:column-width="5.95cm" style:rel-column-width="22906*"/>
    </style:style>
    <style:style style:name="Tableau7.C" style:family="table-column">
      <style:table-column-properties style:column-width="2.302cm" style:rel-column-width="8862*"/>
    </style:style>
    <style:style style:name="Tableau7.D" style:family="table-column">
      <style:table-column-properties style:column-width="2.75cm" style:rel-column-width="10587*"/>
    </style:style>
    <style:style style:name="Tableau7.E" style:family="table-column">
      <style:table-column-properties style:column-width="2.402cm" style:rel-column-width="9249*"/>
    </style:style>
    <style:style style:name="Tableau7.F" style:family="table-column">
      <style:table-column-properties style:column-width="2.118cm" style:rel-column-width="8159*"/>
    </style:style>
    <style:style style:name="Tableau7.1" style:family="table-row">
      <style:table-row-properties fo:keep-together="always"/>
    </style:style>
    <style:style style:name="Tableau7.A1" style:family="table-cell">
      <style:table-cell-properties style:vertical-align="middle" fo:background-color="#2a9bb5"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au7.B1" style:family="table-cell">
      <style:table-cell-properties style:vertical-align="middle" fo:background-color="#2a9bb5" fo:padding-left="0.123cm" fo:padding-right="0.123cm" fo:padding-top="0cm" fo:padding-bottom="0cm" fo:border-left="0.5pt solid #000000" fo:border-right="none" fo:border-top="1pt solid #000000" fo:border-bottom="1pt solid #000000" style:writing-mode="lr-tb">
        <style:background-image/>
      </style:table-cell-properties>
    </style:style>
    <style:style style:name="Tableau7.F1" style:family="table-cell">
      <style:table-cell-properties style:vertical-align="middle" fo:background-color="#2a9bb5" fo:padding-left="0.123cm" fo:padding-right="0.123cm" fo:padding-top="0cm" fo:padding-bottom="0cm" fo:border-left="0.5pt solid #000000" fo:border-right="1pt solid #000000" fo:border-top="1pt solid #000000" fo:border-bottom="1pt solid #000000" style:writing-mode="lr-tb">
        <style:background-image/>
      </style:table-cell-properties>
    </style:style>
    <style:style style:name="Tableau7.2" style:family="table-row">
      <style:table-row-properties style:min-row-height="0.6cm" fo:keep-together="auto"/>
    </style:style>
    <style:style style:name="Tableau7.A2" style:family="table-cell">
      <style:table-cell-properties style:vertical-align="middle" fo:padding-left="0.123cm" fo:padding-right="0.123cm" fo:padding-top="0cm" fo:padding-bottom="0cm" fo:border-left="1pt solid #000000" fo:border-right="none" fo:border-top="1pt solid #000000" fo:border-bottom="0.5pt solid #000000" style:writing-mode="lr-tb"/>
    </style:style>
    <style:style style:name="Tableau7.B2" style:family="table-cell">
      <style:table-cell-properties style:vertical-align="middle" fo:padding-left="0.123cm" fo:padding-right="0.123cm" fo:padding-top="0cm" fo:padding-bottom="0cm" fo:border-left="0.5pt solid #000000" fo:border-right="none" fo:border-top="1pt solid #000000" fo:border-bottom="0.5pt solid #000000" style:writing-mode="lr-tb"/>
    </style:style>
    <style:style style:name="Tableau7.C2"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7.F2" style:family="table-cell">
      <style:table-cell-properties style:vertical-align="top" fo:background-color="transparent"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7.A3"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F3" style:family="table-cell">
      <style:table-cell-properties style:vertical-align="top" fo:background-color="transparent" fo:padding-left="0.123cm" fo:padding-right="0.123cm" fo:padding-top="0cm" fo:padding-bottom="0cm" fo:border-left="0.5pt solid #000000" fo:border-right="1pt solid #000000" fo:border-top="0.5pt solid #000000" fo:border-bottom="0.5pt solid #000000" style:writing-mode="lr-tb">
        <style:background-image/>
      </style:table-cell-properties>
    </style:style>
    <style:style style:name="Tableau7.A4" style:family="table-cell">
      <style:table-cell-properties style:vertical-align="middle" fo:padding-left="0.123cm" fo:padding-right="0.123cm" fo:padding-top="0cm" fo:padding-bottom="0cm" fo:border-left="1pt solid #000000" fo:border-right="none" fo:border-top="0.5pt solid #000000" fo:border-bottom="1pt solid #000000" style:writing-mode="lr-tb"/>
    </style:style>
    <style:style style:name="Tableau7.B4" style:family="table-cell">
      <style:table-cell-properties style:vertical-align="middle" fo:padding-left="0.123cm" fo:padding-right="0.123cm" fo:padding-top="0cm" fo:padding-bottom="0cm" fo:border-left="0.5pt solid #000000" fo:border-right="none" fo:border-top="0.5pt solid #000000" fo:border-bottom="1pt solid #000000" style:writing-mode="lr-tb"/>
    </style:style>
    <style:style style:name="Tableau7.C4" style:family="table-cell">
      <style:table-cell-properties style:vertical-align="top" fo:background-color="transparent" fo:padding-left="0.123cm" fo:padding-right="0.123cm" fo:padding-top="0cm" fo:padding-bottom="0cm" fo:border-left="0.5pt solid #000000" fo:border-right="none" fo:border-top="0.5pt solid #000000" fo:border-bottom="1pt solid #000000" style:writing-mode="lr-tb">
        <style:background-image/>
      </style:table-cell-properties>
    </style:style>
    <style:style style:name="Tableau7.F4" style:family="table-cell">
      <style:table-cell-properties style:vertical-align="top" fo:background-color="transparent" fo:padding-left="0.123cm" fo:padding-right="0.123cm" fo:padding-top="0cm" fo:padding-bottom="0cm" fo:border-left="0.5pt solid #000000" fo:border-right="1pt solid #000000" fo:border-top="0.5pt solid #000000" fo:border-bottom="1pt solid #000000" style:writing-mode="lr-tb">
        <style:background-image/>
      </style:table-cell-properties>
    </style:style>
    <style:style style:name="Tableau7.A5"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5"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5" style:family="table-cell">
      <style:table-cell-properties style:vertical-align="top" fo:background-color="transparent" fo:padding-left="0.123cm" fo:padding-right="0.123cm" fo:padding-top="0cm" fo:padding-bottom="0cm" fo:border-left="0.5pt solid #000000" fo:border-right="none" fo:border-top="none" fo:border-bottom="1pt solid #000000" style:writing-mode="lr-tb">
        <style:background-image/>
      </style:table-cell-properties>
    </style:style>
    <style:style style:name="Tableau7.F5" style:family="table-cell">
      <style:table-cell-properties style:vertical-align="top" fo:background-color="transparent" fo:padding-left="0.123cm" fo:padding-right="0.123cm" fo:padding-top="0cm" fo:padding-bottom="0cm" fo:border-left="0.5pt solid #000000" fo:border-right="1pt solid #000000" fo:border-top="none" fo:border-bottom="1pt solid #000000" style:writing-mode="lr-tb">
        <style:background-image/>
      </style:table-cell-properties>
    </style:style>
    <style:style style:name="Tableau7.A6"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6"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7"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8"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8"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9"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9"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10"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0"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11"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1"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1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2"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13"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3"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14"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4"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A15" style:family="table-cell">
      <style:table-cell-properties style:vertical-align="middle" fo:padding-left="0.123cm" fo:padding-right="0.123cm" fo:padding-top="0cm" fo:padding-bottom="0cm" fo:border-left="1pt solid #000000" fo:border-right="none" fo:border-top="1pt solid #000000" fo:border-bottom="0.5pt solid #000000" style:writing-mode="lr-tb"/>
    </style:style>
    <style:style style:name="Tableau7.B15" style:family="table-cell">
      <style:table-cell-properties style:vertical-align="middle" fo:padding-left="0.123cm" fo:padding-right="0.123cm" fo:padding-top="0cm" fo:padding-bottom="0cm" fo:border-left="0.5pt solid #000000" fo:border-right="none" fo:border-top="1pt solid #000000" fo:border-bottom="0.5pt solid #000000" style:writing-mode="lr-tb"/>
    </style:style>
    <style:style style:name="Tableau7.A16"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1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A17"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1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E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F17"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7.A18"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1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E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F18"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7.A19"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19"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0"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0"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1"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1"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2"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2"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3"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3"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4"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4"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5"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5"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6"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6"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7"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7"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8"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8"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8" style:family="table">
      <style:table-properties style:width="16.96cm" fo:margin-left="0cm" fo:margin-right="0.041cm" table:align="margins" style:writing-mode="lr-tb"/>
    </style:style>
    <style:style style:name="Tableau8.A" style:family="table-column">
      <style:table-column-properties style:column-width="16.96cm" style:rel-column-width="65535*"/>
    </style:style>
    <style:style style:name="Tableau8.1" style:family="table-row">
      <style:table-row-properties fo:keep-together="auto"/>
    </style:style>
    <style:style style:name="Tableau8.A1" style:family="table-cell">
      <style:table-cell-properties style:vertical-align="middle" fo:padding-left="0.123cm" fo:padding-right="0.123cm" fo:padding-top="0cm" fo:padding-bottom="0cm" fo:border="0.5pt solid #000000" style:writing-mode="lr-tb"/>
    </style:style>
    <style:style style:name="Tableau8.A2" style:family="table-cell">
      <style:table-cell-properties style:vertical-align="middle" fo:background-color="#2a9bb5"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4" style:family="table-row">
      <style:table-row-properties style:min-row-height="0.633cm" fo:keep-together="auto"/>
    </style:style>
    <style:style style:name="Tableau8.A4" style:family="table-cell">
      <style:table-cell-properties style:vertical-align="middle" fo:background-color="#2a9bb5" fo:padding-left="0.123cm" fo:padding-right="0.123cm" fo:padding-top="0cm" fo:padding-bottom="0cm" fo:border="0.5pt solid #000000" style:writing-mode="lr-tb">
        <style:background-image/>
      </style:table-cell-properties>
    </style:style>
    <style:style style:name="Tableau8.5" style:family="table-row">
      <style:table-row-properties style:min-row-height="0.185cm" fo:keep-together="auto"/>
    </style:style>
    <style:style style:name="Tableau8.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8" style:family="table-row">
      <style:table-row-properties style:min-row-height="0.713cm" fo:keep-together="auto"/>
    </style:style>
    <style:style style:name="Tableau8.9" style:family="table-row">
      <style:table-row-properties style:min-row-height="1.032cm" fo:keep-together="auto"/>
    </style:style>
    <style:style style:name="Tableau8.A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10" style:family="table-row">
      <style:table-row-properties style:min-row-height="0.688cm" fo:keep-together="auto"/>
    </style:style>
    <style:style style:name="Tableau8.11" style:family="table-row">
      <style:table-row-properties style:min-row-height="1.72cm" fo:keep-together="auto"/>
    </style:style>
    <style:style style:name="Tableau8.A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7cm" table:align="margins"/>
    </style:style>
    <style:style style:name="Tableau9.A" style:family="table-column">
      <style:table-column-properties style:column-width="4.352cm" style:rel-column-width="16774*"/>
    </style:style>
    <style:style style:name="Tableau9.B" style:family="table-column">
      <style:table-column-properties style:column-width="12.649cm" style:rel-column-width="48761*"/>
    </style:style>
    <style:style style:name="Tableau9.A1" style:family="table-cell">
      <style:table-cell-properties fo:background-color="#2a9bb5" fo:padding="0.097cm" fo:border="0.05pt solid #000000">
        <style:background-image/>
      </style:table-cell-properties>
    </style:style>
    <style:style style:name="Tableau9.A2" style:family="table-cell">
      <style:table-cell-properties fo:background-color="#8dc1d4"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table-row-properties style:min-row-height="3.415cm"/>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0.05pt solid #000000" fo:border-top="none" fo:border-bottom="0.05pt solid #000000"/>
    </style:style>
    <style:style style:name="Tableau9.6" style:family="table-row">
      <style:table-row-properties style:min-row-height="1.228cm"/>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none"/>
    </style:style>
    <style:style style:name="Tableau10" style:family="table">
      <style:table-properties style:width="17.013cm" fo:margin-left="0cm" table:align="left"/>
    </style:style>
    <style:style style:name="Tableau10.A" style:family="table-column">
      <style:table-column-properties style:column-width="2.037cm"/>
    </style:style>
    <style:style style:name="Tableau10.B" style:family="table-column">
      <style:table-column-properties style:column-width="14.975cm"/>
    </style:style>
    <style:style style:name="Tableau10.A1" style:family="table-cell">
      <style:table-cell-properties fo:padding="0.097cm" fo:border="none"/>
    </style:style>
    <style:style style:name="P1" style:family="paragraph" style:parent-style-name="Table_20_Contents">
      <style:text-properties style:font-name="Arial" fo:font-size="11pt" style:font-size-asian="11pt" style:font-size-complex="11pt"/>
    </style:style>
    <style:style style:name="P2"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3" style:family="paragraph" style:parent-style-name="Table_20_Contents">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4" style:family="paragraph" style:parent-style-name="Header">
      <style:paragraph-properties fo:margin-left="0.309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2pt" style:text-underline-style="none" fo:font-weight="bold" style:font-size-asian="12pt" style:font-weight-asian="bold"/>
    </style:style>
    <style:style style:name="P5" style:family="paragraph" style:parent-style-name="Header">
      <style:paragraph-properties fo:margin-left="0.115cm" fo:margin-right="0.009cm" fo:text-align="start" style:justify-single-word="false"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6" style:family="paragraph" style:parent-style-name="Header">
      <style:paragraph-properties fo:margin-left="-0.123cm" fo:margin-right="0cm" fo:text-indent="0cm" style:auto-text-indent="false" style:snap-to-layout-grid="false">
        <style:tab-stops>
          <style:tab-stop style:position="8.124cm" style:type="center"/>
          <style:tab-stop style:position="16.125cm" style:type="right"/>
        </style:tab-stops>
      </style:paragraph-properties>
      <style:text-properties fo:font-size="11pt" fo:font-weight="normal" style:font-size-asian="11pt" style:font-weight-asian="normal" style:font-size-complex="11pt" style:font-weight-complex="normal"/>
    </style:style>
    <style:style style:name="P7" style:family="paragraph" style:parent-style-name="Header">
      <style:paragraph-properties fo:margin-left="0.062cm" fo:margin-right="0.009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8"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font-size-asian="10pt" style:font-size-complex="10pt"/>
    </style:style>
    <style:style style:name="P9" style:family="paragraph" style:parent-style-name="Standard">
      <style:paragraph-properties fo:margin-left="0.247cm" fo:margin-right="0.009cm" fo:margin-top="0.199cm" fo:margin-bottom="0.101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0" style:family="paragraph" style:parent-style-name="Standard">
      <style:paragraph-properties fo:margin-left="0.247cm" fo:margin-right="0.009cm" fo:text-align="justify" style:justify-single-word="false" fo:text-indent="0cm" style:auto-text-indent="false"/>
      <style:text-properties fo:color="#000000" fo:font-size="3pt" fo:font-weight="normal" style:font-size-asian="3pt" style:font-weight-asian="normal" style:font-size-complex="3pt" style:font-weight-complex="normal"/>
    </style:style>
    <style:style style:name="P11" style:family="paragraph" style:parent-style-name="Standard">
      <style:paragraph-properties fo:margin-left="0.247cm" fo:margin-right="0.009cm" fo:margin-top="0.199cm" fo:margin-bottom="0.101cm" loext:contextual-spacing="false"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12"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3"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fo:font-size="11pt" fo:font-weight="bold" style:font-size-asian="11pt" style:font-weight-asian="bold" style:font-size-complex="11pt" style:font-weight-complex="bold"/>
    </style:style>
    <style:style style:name="P14" style:family="paragraph" style:parent-style-name="Standard">
      <style:paragraph-properties fo:margin-left="0.25cm" fo:margin-right="0cm" fo:text-align="justify" style:justify-single-word="false" fo:text-indent="0cm" style:auto-text-indent="false" fo:background-color="#ffffcc" style:snap-to-layout-grid="false">
        <style:background-image/>
      </style:paragraph-properties>
      <style:text-properties fo:color="#2300dc" fo:font-size="11pt" fo:font-weight="normal" style:font-size-asian="11pt" style:font-weight-asian="normal" style:font-size-complex="11pt" style:font-weight-complex="normal"/>
    </style:style>
    <style:style style:name="P15"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16"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ff" fo:font-size="11pt" fo:font-weight="bold" style:font-size-asian="11pt" style:font-weight-asian="bold" style:font-size-complex="11pt" style:font-weight-complex="bold"/>
    </style:style>
    <style:style style:name="P17"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2300dc" fo:font-size="11pt" fo:font-weight="bold" style:font-size-asian="11pt" style:font-weight-asian="bold" style:font-size-complex="11pt" style:font-weight-complex="bold"/>
    </style:style>
    <style:style style:name="P18"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19"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20" style:family="paragraph" style:parent-style-name="Standard" style:list-style-name="L1">
      <style:paragraph-properties fo:margin-left="0.25cm" fo:margin-right="0cm" fo:margin-top="0.101cm" fo:margin-bottom="0.101cm" loext:contextual-spacing="false" fo:text-align="justify" style:justify-single-word="false" fo:text-indent="0cm" style:auto-text-indent="false"/>
      <style:text-properties fo:color="#000000" fo:font-size="11pt" style:font-size-asian="11pt" style:font-size-complex="11pt"/>
    </style:style>
    <style:style style:name="P21" style:family="paragraph" style:parent-style-name="Standard">
      <style:paragraph-properties fo:margin-left="0.25cm" fo:margin-right="0cm" fo:text-align="justify" style:justify-single-word="false" fo:text-indent="0cm" style:auto-text-indent="false"/>
      <style:text-properties fo:color="#000000" fo:font-size="11pt" fo:font-weight="normal" style:font-size-asian="11pt" style:font-weight-asian="normal" style:font-size-complex="11pt" style:font-weight-complex="normal"/>
    </style:style>
    <style:style style:name="P22" style:family="paragraph" style:parent-style-name="Standard">
      <style:paragraph-properties fo:margin-left="0.25cm" fo:margin-right="0cm"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23" style:family="paragraph" style:parent-style-name="Standard">
      <style:paragraph-properties fo:margin-left="0.2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24"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2300dc" fo:font-size="11pt" fo:font-weight="bold" fo:background-color="transparent" style:font-size-asian="11pt" style:font-weight-asian="bold" style:font-size-complex="11pt" style:font-weight-complex="bold"/>
    </style:style>
    <style:style style:name="P25"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00" fo:font-size="11pt" fo:font-weight="bold" fo:background-color="transparent" style:font-size-asian="11pt" style:font-weight-asian="bold" style:font-size-complex="11pt" style:font-weight-complex="bold"/>
    </style:style>
    <style:style style:name="P26" style:family="paragraph" style:parent-style-name="Standard">
      <style:paragraph-properties fo:margin-left="0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27"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28" style:family="paragraph" style:parent-style-name="Standard" style:list-style-name="L2">
      <style:paragraph-properties fo:margin-top="0.199cm" fo:margin-bottom="0cm" loext:contextual-spacing="false" fo:text-align="justify" style:justify-single-word="false"/>
      <style:text-properties fo:color="#0000ff" fo:font-size="11pt" fo:font-weight="normal" style:font-size-asian="11pt" style:font-weight-asian="normal" style:font-size-complex="11pt" style:font-weight-complex="normal"/>
    </style:style>
    <style:style style:name="P29"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1pt" fo:font-weight="bold" style:font-name-asian="Times New Roman" style:font-size-asian="11pt" style:font-weight-asian="bold" style:font-name-complex="Times New Roman" style:font-size-complex="11pt" style:font-weight-complex="bold"/>
    </style:style>
    <style:style style:name="P30"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1"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1pt" fo:font-weight="normal" style:font-name-asian="Times New Roman" style:font-size-asian="11pt" style:font-weight-asian="normal" style:font-name-complex="Times New Roman" style:font-size-complex="11pt" style:font-weight-complex="normal"/>
    </style:style>
    <style:style style:name="P32"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33"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34"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2300dc" style:font-name="Times New Roman" fo:font-size="11pt" fo:font-weight="bold" style:font-name-asian="Times New Roman" style:font-size-asian="11pt" style:font-weight-asian="bold" style:font-name-complex="Times New Roman" style:font-size-complex="11pt" style:font-weight-complex="bold"/>
    </style:style>
    <style:style style:name="P35" style:family="paragraph" style:parent-style-name="Standard">
      <style:paragraph-properties fo:margin-left="0.25cm" fo:margin-right="0cm" fo:margin-top="0.101cm" fo:margin-bottom="0cm" loext:contextual-spacing="false" fo:text-align="justify" style:justify-single-word="false" fo:text-indent="0cm" style:auto-text-indent="false" fo:background-color="#ffffcc" style:snap-to-layout-grid="false">
        <style:tab-stops>
          <style:tab-stop style:position="16.484cm"/>
        </style:tab-stops>
        <style:background-image/>
      </style:paragraph-properties>
      <style:text-properties fo:color="#2300dc" fo:font-size="11pt" fo:font-weight="bold" style:font-size-asian="11pt" style:font-weight-asian="bold" style:font-size-complex="11pt" style:font-weight-complex="bold"/>
    </style:style>
    <style:style style:name="P36"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2300dc" style:font-name="Times New Roman" fo:font-size="14pt" fo:font-weight="bold" style:font-name-asian="Times New Roman" style:font-size-asian="14pt" style:font-weight-asian="bold" style:font-name-complex="Times New Roman" style:font-size-complex="14pt" style:font-weight-complex="bold"/>
    </style:style>
    <style:style style:name="P37"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38"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4pt" fo:font-weight="normal" style:font-name-asian="Times New Roman" style:font-size-asian="14pt" style:font-weight-asian="normal" style:font-name-complex="Times New Roman" style:font-size-complex="14pt" style:font-weight-complex="normal"/>
    </style:style>
    <style:style style:name="P39" style:family="paragraph" style:parent-style-name="Standard">
      <style:paragraph-properties fo:margin-left="0.247cm" fo:margin-right="0.009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40" style:family="paragraph" style:parent-style-name="Standard">
      <style:paragraph-properties fo:margin-left="0.247cm" fo:margin-right="0.088cm" fo:margin-top="0.199cm" fo:margin-bottom="0cm" loext:contextual-spacing="false" fo:text-indent="0cm" style:auto-text-indent="false" style:snap-to-layout-grid="false"/>
      <style:text-properties fo:color="#0000ff" fo:font-size="11pt" fo:font-weight="normal" style:font-size-asian="11pt" style:font-weight-asian="normal" style:font-size-complex="11pt" style:font-weight-complex="normal"/>
    </style:style>
    <style:style style:name="P41" style:family="paragraph" style:parent-style-name="Standard" style:list-style-name="L3">
      <style:paragraph-properties fo:margin-left="0.25cm" fo:margin-right="0cm"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42" style:family="paragraph" style:parent-style-name="Standard" style:list-style-name="L3">
      <style:paragraph-properties fo:margin-left="0.25cm" fo:margin-right="0cm"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43" style:family="paragraph" style:parent-style-name="Standard">
      <style:paragraph-properties fo:margin-left="0.25cm" fo:margin-right="0cm"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44" style:family="paragraph" style:parent-style-name="Standard">
      <style:paragraph-properties fo:margin-left="0.25cm" fo:margin-right="-1cm" fo:text-indent="0cm" style:auto-text-indent="false" style:snap-to-layout-grid="false"/>
      <style:text-properties fo:color="#000000" fo:font-size="11pt" style:font-size-asian="11pt" style:font-size-complex="11pt"/>
    </style:style>
    <style:style style:name="P45" style:family="paragraph" style:parent-style-name="Table_20_Contents">
      <style:paragraph-properties fo:text-align="justify" style:justify-single-word="false"/>
      <style:text-properties fo:color="#000000" style:font-name="Times New Roman" fo:font-size="11pt" style:font-size-asian="11pt" style:font-size-complex="11pt"/>
    </style:style>
    <style:style style:name="P46" style:family="paragraph" style:parent-style-name="Table_20_Contents">
      <style:paragraph-properties fo:text-align="justify" style:justify-single-word="false"/>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P47" style:family="paragraph" style:parent-style-name="Table_20_Contents">
      <style:paragraph-properties fo:text-align="justify" style:justify-single-word="false"/>
      <style:text-properties fo:color="#0000ff" style:font-name="Times New Roman" fo:font-size="11pt" fo:font-style="italic" fo:font-weight="normal" style:font-size-asian="11pt" style:font-style-asian="italic" style:font-weight-asian="normal" style:font-size-complex="11pt" style:font-style-complex="italic" style:font-weight-complex="normal"/>
    </style:style>
    <style:style style:name="P48" style:family="paragraph" style:parent-style-name="Table_20_Contents">
      <style:paragraph-properties fo:text-align="justify" style:justify-single-word="false"/>
      <style:text-properties fo:color="#000000" style:font-name="Times New Roman" fo:font-size="3pt" style:font-size-asian="3pt" style:font-size-complex="3pt"/>
    </style:style>
    <style:style style:name="P49" style:family="paragraph" style:parent-style-name="Standard" style:list-style-name="L3">
      <style:paragraph-properties fo:margin-left="0.141cm" fo:margin-right="0.009cm" fo:text-align="justify" style:justify-single-word="false" fo:text-indent="0cm" style:auto-text-indent="false" style:snap-to-layout-grid="false"/>
      <style:text-properties fo:color="#0000ff" style:font-name="Times New Roman" fo:font-size="11pt" style:font-size-asian="11pt" style:font-size-complex="11pt"/>
    </style:style>
    <style:style style:name="P50" style:family="paragraph" style:parent-style-name="Table_20_Contents">
      <style:paragraph-properties fo:margin-left="0.088cm" fo:margin-right="0.009cm" fo:text-align="justify" style:justify-single-word="false" fo:text-indent="0cm" style:auto-text-indent="false"/>
      <style:text-properties fo:color="#0000ff" style:font-name="Times New Roman" fo:font-size="11pt" style:font-size-asian="11pt" style:font-size-complex="11pt"/>
    </style:style>
    <style:style style:name="P51" style:family="paragraph" style:parent-style-name="Standard" style:list-style-name="L3">
      <style:paragraph-properties fo:margin-left="0.141cm" fo:margin-right="0.009cm" fo:text-align="justify" style:justify-single-word="false" fo:text-indent="0cm" style:auto-text-indent="false" style:snap-to-layout-grid="false"/>
      <style:text-properties fo:color="#000000" style:font-name="Times New Roman" fo:font-size="11pt" style:font-size-asian="11pt" style:font-size-complex="11pt"/>
    </style:style>
    <style:style style:name="P52" style:family="paragraph" style:parent-style-name="Table_20_Contents">
      <style:paragraph-properties fo:text-align="justify" style:justify-single-word="false"/>
      <style:text-properties fo:color="#0000ff" style:font-name="Times New Roman" fo:font-size="11pt" style:font-size-asian="11pt" style:font-size-complex="11pt"/>
    </style:style>
    <style:style style:name="P53" style:family="paragraph" style:parent-style-name="Table_20_Contents">
      <style:paragraph-properties fo:text-align="justify" style:justify-single-word="false"/>
      <style:text-properties style:font-name="Times New Roman" fo:font-size="11pt" style:font-size-asian="11pt" style:font-size-complex="11pt"/>
    </style:style>
    <style:style style:name="P54" style:family="paragraph" style:parent-style-name="Table_20_Contents">
      <style:paragraph-properties fo:text-align="justify" style:justify-single-word="false"/>
      <style:text-properties style:font-name="Times New Roman" fo:font-size="11pt" fo:background-color="transparent" style:font-size-asian="11pt" style:font-size-complex="11pt"/>
    </style:style>
    <style:style style:name="P55" style:family="paragraph" style:parent-style-name="Table_20_Contents">
      <style:text-properties fo:color="#0000ff" style:font-name="Times New Roman" fo:font-size="11pt" style:font-size-asian="11pt" style:font-size-complex="11pt"/>
    </style:style>
    <style:style style:name="P56" style:family="paragraph" style:parent-style-name="Table_20_Contents">
      <style:text-properties fo:color="#000000" style:font-name="Times New Roman" fo:font-size="11pt" style:font-size-asian="11pt" style:font-size-complex="11pt"/>
    </style:style>
    <style:style style:name="P57" style:family="paragraph" style:parent-style-name="Table_20_Contents">
      <style:paragraph-properties fo:text-align="center" style:justify-single-word="false"/>
      <style:text-properties fo:color="#0000ff" fo:font-style="italic" fo:font-weight="bold" style:font-style-asian="italic" style:font-weight-asian="bold" style:font-style-complex="italic" style:font-weight-complex="bold"/>
    </style:style>
    <style:style style:name="P58" style:family="paragraph" style:parent-style-name="Table_20_Contents">
      <style:paragraph-properties fo:text-align="center" style:justify-single-word="false"/>
      <style:text-properties fo:font-weight="bold" fo:background-color="#ffff00" style:font-weight-asian="bold" style:font-weight-complex="bold"/>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bold" officeooo:rsid="00459fbd" officeooo:paragraph-rsid="00459fbd" style:font-weight-asian="bold" style:font-weight-complex="bold"/>
    </style:style>
    <style:style style:name="P61" style:family="paragraph" style:parent-style-name="Table_20_Contents">
      <style:paragraph-properties fo:text-align="center" style:justify-single-word="false"/>
      <style:text-properties fo:color="#808285" fo:font-size="16pt" fo:language="fr" fo:country="FR" fo:font-weight="bold" officeooo:paragraph-rsid="001fce2e"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fo:color="#808285" fo:font-size="16pt" fo:language="fr" fo:country="FR" fo:font-weight="bold" officeooo:rsid="0023d3d1" officeooo:paragraph-rsid="001fce2e" style:font-size-asian="16pt" style:font-weight-asian="bold" style:font-size-complex="16pt" style:font-weight-complex="bold"/>
    </style:style>
    <style:style style:name="P63" style:family="paragraph" style:parent-style-name="Table_20_Contents">
      <style:paragraph-properties fo:text-align="center" style:justify-single-word="false"/>
      <style:text-properties fo:color="#808285" fo:font-size="14pt" fo:font-weight="bold"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65" style:family="paragraph" style:parent-style-name="Table_20_Contents">
      <style:text-properties fo:font-size="10pt" fo:language="fr" fo:country="FR" officeooo:paragraph-rsid="001fce2e" style:font-size-asian="10pt" style:font-size-complex="10pt"/>
    </style:style>
    <style:style style:name="P66" style:family="paragraph" style:parent-style-name="Table_20_Contents">
      <style:text-properties fo:font-size="10pt" fo:language="fr" fo:country="FR" fo:font-weight="bold" officeooo:rsid="0023d3d1" officeooo:paragraph-rsid="001fce2e" fo:background-color="#ffff00" style:font-size-asian="10pt" style:font-weight-asian="bold" style:font-size-complex="10pt" style:font-weight-complex="bold"/>
    </style:style>
    <style:style style:name="P67" style:family="paragraph" style:parent-style-name="Table_20_Contents">
      <style:text-properties style:font-name="Arial" fo:font-size="11pt" style:font-size-asian="11pt" style:font-size-complex="11pt"/>
    </style:style>
    <style:style style:name="P68" style:family="paragraph" style:parent-style-name="Table_20_Contents">
      <style:text-properties style:font-name="Arial" fo:font-size="11pt" officeooo:paragraph-rsid="002464ee" style:font-size-asian="11pt" style:font-size-complex="11pt"/>
    </style:style>
    <style:style style:name="P69"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70" style:family="paragraph" style:parent-style-name="Table_20_Contents">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71" style:family="paragraph" style:parent-style-name="Table_20_Contents">
      <style:text-properties fo:color="#000000" style:font-name="Times New Roman" fo:font-size="11pt" style:font-size-asian="11pt" style:font-size-complex="11pt"/>
    </style:style>
    <style:style style:name="P72" style:family="paragraph" style:parent-style-name="Table_20_Contents">
      <style:paragraph-properties fo:text-align="justify" style:justify-single-word="false"/>
      <style:text-properties fo:color="#000000" style:font-name="Times New Roman" fo:font-size="11pt" style:font-size-asian="11pt" style:font-size-complex="11pt"/>
    </style:style>
    <style:style style:name="P73" style:family="paragraph" style:parent-style-name="Table_20_Contents">
      <style:paragraph-properties fo:text-align="justify" style:justify-single-word="false"/>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P74" style:family="paragraph" style:parent-style-name="Table_20_Contents">
      <style:paragraph-properties fo:text-align="justify" style:justify-single-word="false"/>
      <style:text-properties fo:color="#000000" style:font-name="Times New Roman" fo:font-size="3pt" style:font-size-asian="3pt" style:font-size-complex="3pt"/>
    </style:style>
    <style:style style:name="P75" style:family="paragraph" style:parent-style-name="Table_20_Contents">
      <style:paragraph-properties fo:text-align="justify" style:justify-single-word="false"/>
      <style:text-properties fo:color="#0000ff" style:font-name="Times New Roman" fo:font-size="11pt" fo:font-style="italic" fo:font-weight="normal" style:font-size-asian="11pt" style:font-style-asian="italic" style:font-weight-asian="normal" style:font-size-complex="11pt" style:font-style-complex="italic" style:font-weight-complex="normal"/>
    </style:style>
    <style:style style:name="P76" style:family="paragraph" style:parent-style-name="Table_20_Contents">
      <style:text-properties fo:color="#0000ff" style:font-name="Times New Roman" fo:font-size="11pt" style:font-size-asian="11pt" style:font-size-complex="11pt"/>
    </style:style>
    <style:style style:name="P77" style:family="paragraph" style:parent-style-name="Table_20_Contents">
      <style:paragraph-properties fo:text-align="justify" style:justify-single-word="false"/>
      <style:text-properties fo:color="#0000ff" style:font-name="Times New Roman" fo:font-size="11pt" style:font-size-asian="11pt" style:font-size-complex="11pt"/>
    </style:style>
    <style:style style:name="P78" style:family="paragraph" style:parent-style-name="Table_20_Contents">
      <style:paragraph-properties fo:text-align="center" style:justify-single-word="false"/>
      <style:text-properties fo:color="#0000ff" fo:font-style="italic" fo:font-weight="bold" style:font-style-asian="italic" style:font-weight-asian="bold" style:font-style-complex="italic" style:font-weight-complex="bold"/>
    </style:style>
    <style:style style:name="P79" style:family="paragraph" style:parent-style-name="Table_20_Contents">
      <style:paragraph-properties fo:text-align="justify" style:justify-single-word="false"/>
      <style:text-properties style:font-name="Times New Roman" fo:font-size="11pt" fo:background-color="transparent" style:font-size-asian="11pt" style:font-size-complex="11pt"/>
    </style:style>
    <style:style style:name="P80" style:family="paragraph" style:parent-style-name="Table_20_Contents">
      <style:paragraph-properties fo:text-align="justify" style:justify-single-word="false"/>
      <style:text-properties style:font-name="Times New Roman" fo:font-size="11pt" style:font-size-asian="11pt" style:font-size-complex="11pt"/>
    </style:style>
    <style:style style:name="P81" style:family="paragraph" style:parent-style-name="Table_20_Contents">
      <style:paragraph-properties fo:text-align="center" style:justify-single-word="false"/>
      <style:text-properties fo:color="#ffffff" fo:font-size="11pt" fo:font-weight="bold"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color="#ffffff" fo:font-size="13pt" fo:font-weight="bold" style:font-size-asian="13pt" style:font-weight-asian="bold" style:font-size-complex="13pt" style:font-weight-complex="bold"/>
    </style:style>
    <style:style style:name="P83" style:family="paragraph" style:parent-style-name="Table_20_Contents">
      <style:text-properties fo:font-style="italic" style:font-style-asian="italic" style:font-style-complex="italic"/>
    </style:style>
    <style:style style:name="P84" style:family="paragraph" style:parent-style-name="Table_20_Contents">
      <style:paragraph-properties fo:text-align="end" style:justify-single-word="false"/>
      <style:text-properties fo:font-size="11pt" fo:font-weight="bold" style:font-size-asian="11pt" style:font-weight-asian="bold" style:font-size-complex="11pt" style:font-weight-complex="bold"/>
    </style:style>
    <style:style style:name="P85" style:family="paragraph" style:parent-style-name="Table_20_Contents">
      <style:paragraph-properties fo:text-align="end" style:justify-single-word="false"/>
      <style:text-properties fo:font-size="11pt" fo:font-weight="bold" officeooo:paragraph-rsid="0019f5c6" style:font-size-asian="11pt" style:font-weight-asian="bold" style:font-size-complex="11pt" style:font-weight-complex="bold"/>
    </style:style>
    <style:style style:name="P86" style:family="paragraph" style:parent-style-name="Table_20_Contents">
      <style:paragraph-properties fo:text-align="end" style:justify-single-word="false"/>
      <style:text-properties fo:font-size="11pt" fo:font-weight="bold" officeooo:rsid="001fce2e" officeooo:paragraph-rsid="001fce2e" style:font-size-asian="11pt" style:font-weight-asian="bold" style:font-size-complex="11pt" style:font-weight-complex="bold"/>
    </style:style>
    <style:style style:name="P87" style:family="paragraph" style:parent-style-name="Table_20_Contents">
      <style:text-properties fo:font-size="11pt" style:font-size-asian="11pt" style:font-size-complex="11pt"/>
    </style:style>
    <style:style style:name="P88" style:family="paragraph" style:parent-style-name="Table_20_Contents">
      <style:text-properties fo:font-size="11pt" officeooo:rsid="002464ee" officeooo:paragraph-rsid="002464ee" style:font-size-asian="11pt" style:font-size-complex="11pt"/>
    </style:style>
    <style:style style:name="P89" style:family="paragraph" style:parent-style-name="Table_20_Contents">
      <style:text-properties officeooo:rsid="0038dc9f" officeooo:paragraph-rsid="0038dc9f"/>
    </style:style>
    <style:style style:name="P90" style:family="paragraph" style:parent-style-name="Table_20_Contents">
      <style:text-properties officeooo:rsid="00405c68" officeooo:paragraph-rsid="00405c68"/>
    </style:style>
    <style:style style:name="P91" style:family="paragraph" style:parent-style-name="Table_20_Contents">
      <style:text-properties officeooo:rsid="00459fbd" officeooo:paragraph-rsid="00459fbd"/>
    </style:style>
    <style:style style:name="P92" style:family="paragraph" style:parent-style-name="Table_20_Contents">
      <style:text-properties officeooo:rsid="0048de01" officeooo:paragraph-rsid="0048de01"/>
    </style:style>
    <style:style style:name="P93" style:family="paragraph" style:parent-style-name="Header">
      <style:text-properties fo:font-size="6pt" style:font-size-asian="6pt" style:font-size-complex="6pt"/>
    </style:style>
    <style:style style:name="P94" style:family="paragraph" style:parent-style-name="Header">
      <style:paragraph-properties fo:text-align="center" style:justify-single-word="false"/>
    </style:style>
    <style:style style:name="P95" style:family="paragraph" style:parent-style-name="Header">
      <style:text-properties fo:color="#ffffff" fo:font-size="9pt" style:font-size-asian="9pt" style:font-size-complex="9pt"/>
    </style:style>
    <style:style style:name="P96" style:family="paragraph" style:parent-style-name="Footer">
      <style:paragraph-properties fo:text-align="end" style:justify-single-word="false"/>
      <style:text-properties fo:font-size="8pt" style:font-size-asian="8pt" style:font-size-complex="8pt"/>
    </style:style>
    <style:style style:name="P97" style:family="paragraph" style:parent-style-name="Footer">
      <style:text-properties style:font-name="Arial1" fo:font-size="11pt" style:font-size-asian="11pt" style:font-size-complex="11pt"/>
    </style:style>
    <style:style style:name="P98" style:family="paragraph" style:parent-style-name="Footer">
      <style:text-properties style:font-name="Arial1" fo:font-size="11pt" officeooo:rsid="0033ea2b" officeooo:paragraph-rsid="0033ea2b" style:font-size-asian="11pt" style:font-size-complex="11pt"/>
    </style:style>
    <style:style style:name="P99" style:family="paragraph" style:parent-style-name="Header">
      <style:paragraph-properties fo:margin-left="0.309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2pt" style:text-underline-style="none" fo:font-weight="bold" style:font-size-asian="12pt" style:font-weight-asian="bold"/>
    </style:style>
    <style:style style:name="P100" style:family="paragraph" style:parent-style-name="Header">
      <style:paragraph-properties fo:margin-left="0.309cm" fo:margin-right="0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101" style:family="paragraph" style:parent-style-name="Header">
      <style:paragraph-properties fo:margin-left="0.115cm" fo:margin-right="0.009cm" fo:text-align="start" style:justify-single-word="false"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102" style:family="paragraph" style:parent-style-name="Header">
      <style:paragraph-properties fo:margin-left="0.115cm" fo:margin-right="0.009cm" fo:text-align="start"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officeooo:paragraph-rsid="00243b8e" style:font-size-asian="10pt" style:font-weight-asian="normal" style:font-size-complex="10pt" style:font-weight-complex="normal"/>
    </style:style>
    <style:style style:name="P103" style:family="paragraph" style:parent-style-name="Text_20_body">
      <style:paragraph-properties fo:margin-left="0.115cm" fo:margin-right="0.009cm" fo:margin-top="0cm" fo:margin-bottom="0.212cm" loext:contextual-spacing="false"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officeooo:paragraph-rsid="00243b8e" style:font-size-asian="10pt" style:font-weight-asian="normal" style:font-size-complex="10pt" style:font-weight-complex="normal"/>
    </style:style>
    <style:style style:name="P104" style:family="paragraph" style:parent-style-name="Header">
      <style:paragraph-properties fo:margin-left="-0.123cm" fo:margin-right="0cm" fo:text-indent="0cm" style:auto-text-indent="false" style:snap-to-layout-grid="false">
        <style:tab-stops>
          <style:tab-stop style:position="8.124cm" style:type="center"/>
          <style:tab-stop style:position="16.125cm" style:type="right"/>
        </style:tab-stops>
      </style:paragraph-properties>
      <style:text-properties fo:font-size="11pt" fo:font-weight="normal" style:font-size-asian="11pt" style:font-weight-asian="normal" style:font-size-complex="11pt" style:font-weight-complex="normal"/>
    </style:style>
    <style:style style:name="P105" style:family="paragraph" style:parent-style-name="Header">
      <style:paragraph-properties fo:margin-left="-0.123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font-weight="normal" officeooo:paragraph-rsid="00243b8e" style:font-size-asian="11pt" style:font-weight-asian="normal" style:font-size-complex="11pt" style:font-weight-complex="normal"/>
    </style:style>
    <style:style style:name="P106" style:family="paragraph" style:parent-style-name="Header">
      <style:paragraph-properties fo:margin-left="-0.123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font-weight="bold" officeooo:paragraph-rsid="00243b8e" style:font-size-asian="11pt" style:font-weight-asian="bold" style:font-size-complex="11pt"/>
    </style:style>
    <style:style style:name="P107" style:family="paragraph" style:parent-style-name="Header">
      <style:paragraph-properties fo:margin-left="0.062cm" fo:margin-right="0.009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108" style:family="paragraph" style:parent-style-name="Text_20_body">
      <style:paragraph-properties fo:margin-left="0.062cm" fo:margin-right="0.009cm" fo:margin-top="0cm" fo:margin-bottom="0.212cm" loext:contextual-spacing="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1pt" style:font-weight-asian="normal" style:font-size-complex="11pt" style:font-weight-complex="normal"/>
    </style:style>
    <style:style style:name="P109"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font-size-asian="10pt" style:font-size-complex="10pt"/>
    </style:style>
    <style:style style:name="P110"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officeooo:paragraph-rsid="00243b8e" style:font-size-asian="10pt" style:font-size-complex="10pt"/>
    </style:style>
    <style:style style:name="P111"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0pt" style:font-weight-asian="normal" style:font-size-complex="10pt" style:font-weight-complex="normal"/>
    </style:style>
    <style:style style:name="P112" style:family="paragraph" style:parent-style-name="Header">
      <style:paragraph-properties fo:margin-left="0cm" fo:margin-right="0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113" style:family="paragraph" style:parent-style-name="Standard">
      <style:paragraph-properties fo:margin-left="0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114"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officeooo:paragraph-rsid="00243b8e"/>
    </style:style>
    <style:style style:name="P115"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officeooo:paragraph-rsid="00243b8e" style:font-size-asian="10pt" style:font-weight-asian="normal" style:font-size-complex="10pt" style:font-weight-complex="normal"/>
    </style:style>
    <style:style style:name="P116"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officeooo:paragraph-rsid="003f8842" style:font-size-asian="10pt" style:font-weight-asian="normal" style:font-size-complex="10pt" style:font-weight-complex="normal"/>
    </style:style>
    <style:style style:name="P117" style:family="paragraph" style:parent-style-name="Text_20_body">
      <style:paragraph-properties fo:margin-left="0cm" fo:margin-right="0cm"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1pt" style:font-weight-asian="normal" style:font-size-complex="11pt" style:font-weight-complex="normal"/>
    </style:style>
    <style:style style:name="P118"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officeooo:paragraph-rsid="00243b8e" style:font-size-asian="10pt" style:font-size-complex="10pt"/>
    </style:style>
    <style:style style:name="P119" style:family="paragraph" style:parent-style-name="Text_20_body">
      <style:paragraph-properties fo:margin-left="0cm" fo:margin-right="0cm" fo:text-align="center" style:justify-single-word="false" fo:text-indent="0cm" style:auto-text-indent="false"/>
      <style:text-properties fo:font-size="10pt" officeooo:paragraph-rsid="00243b8e" style:font-size-asian="10pt" style:font-size-complex="10pt"/>
    </style:style>
    <style:style style:name="P120" style:family="paragraph" style:parent-style-name="Text_20_body">
      <style:paragraph-properties fo:margin-left="0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font-weight="normal" officeooo:paragraph-rsid="00243b8e" style:font-size-asian="11pt" style:font-weight-asian="normal" style:font-size-complex="11pt" style:font-weight-complex="normal"/>
    </style:style>
    <style:style style:name="P121" style:family="paragraph" style:parent-style-name="Text_20_body">
      <style:paragraph-properties fo:margin-left="0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language="nl" fo:country="NL" fo:font-weight="normal" officeooo:paragraph-rsid="00243b8e" style:font-size-asian="11pt" style:font-weight-asian="normal" style:font-size-complex="11pt" style:font-weight-complex="normal"/>
    </style:style>
    <style:style style:name="P122" style:family="paragraph" style:parent-style-name="Text_20_body">
      <style:paragraph-properties fo:margin-left="0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language="de" fo:country="DE" fo:font-weight="normal" officeooo:rsid="00050d37" officeooo:paragraph-rsid="00243b8e" style:font-size-asian="11pt" style:font-weight-asian="normal" style:font-size-complex="11pt" style:font-weight-complex="normal"/>
    </style:style>
    <style:style style:name="P123"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officeooo:paragraph-rsid="00243b8e"/>
    </style:style>
    <style:style style:name="P124" style:family="paragraph" style:parent-style-name="Standard">
      <style:paragraph-properties fo:margin-left="0.247cm" fo:margin-right="0.009cm" fo:margin-top="0.199cm" fo:margin-bottom="0.101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25" style:family="paragraph" style:parent-style-name="Standard">
      <style:paragraph-properties fo:margin-left="0.247cm" fo:margin-right="0.009cm" fo:margin-top="0.199cm" fo:margin-bottom="0.101cm" loext:contextual-spacing="false"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126" style:family="paragraph" style:parent-style-name="Standard">
      <style:paragraph-properties fo:margin-left="0.247cm" fo:margin-right="0.009cm" fo:text-align="justify" style:justify-single-word="false" fo:text-indent="0cm" style:auto-text-indent="false"/>
      <style:text-properties fo:color="#000000" fo:font-size="3pt" fo:font-weight="normal" style:font-size-asian="3pt" style:font-weight-asian="normal" style:font-size-complex="3pt" style:font-weight-complex="normal"/>
    </style:style>
    <style:style style:name="P127" style:family="paragraph" style:parent-style-name="Standard">
      <style:paragraph-properties fo:margin-left="0.247cm" fo:margin-right="0.009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128"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29"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130"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ff" fo:font-size="11pt" fo:font-weight="bold" style:font-size-asian="11pt" style:font-weight-asian="bold" style:font-size-complex="11pt" style:font-weight-complex="bold"/>
    </style:style>
    <style:style style:name="P131"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132"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2300dc" fo:font-size="11pt" fo:font-weight="bold" style:font-size-asian="11pt" style:font-weight-asian="bold" style:font-size-complex="11pt" style:font-weight-complex="bold"/>
    </style:style>
    <style:style style:name="P133"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34"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135"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36"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37"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fo:font-size="11pt" fo:font-weight="bold" style:font-size-asian="11pt" style:font-weight-asian="bold" style:font-size-complex="11pt" style:font-weight-complex="bold"/>
    </style:style>
    <style:style style:name="P138"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1pt" fo:font-weight="normal" style:font-name-asian="Times New Roman" style:font-size-asian="11pt" style:font-weight-asian="normal" style:font-name-complex="Times New Roman" style:font-size-complex="11pt" style:font-weight-complex="normal"/>
    </style:style>
    <style:style style:name="P139"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1pt" fo:font-weight="bold" style:font-name-asian="Times New Roman" style:font-size-asian="11pt" style:font-weight-asian="bold" style:font-name-complex="Times New Roman" style:font-size-complex="11pt" style:font-weight-complex="bold"/>
    </style:style>
    <style:style style:name="P140"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4pt" fo:font-weight="normal" style:font-name-asian="Times New Roman" style:font-size-asian="14pt" style:font-weight-asian="normal" style:font-name-complex="Times New Roman" style:font-size-complex="14pt" style:font-weight-complex="normal"/>
    </style:style>
    <style:style style:name="P141"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2300dc" style:font-name="Times New Roman" fo:font-size="14pt" fo:font-weight="bold" style:font-name-asian="Times New Roman" style:font-size-asian="14pt" style:font-weight-asian="bold" style:font-name-complex="Times New Roman" style:font-size-complex="14pt" style:font-weight-complex="bold"/>
    </style:style>
    <style:style style:name="P142"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2300dc" style:font-name="Times New Roman" fo:font-size="11pt" fo:font-weight="bold" style:font-name-asian="Times New Roman" style:font-size-asian="11pt" style:font-weight-asian="bold" style:font-name-complex="Times New Roman" style:font-size-complex="11pt" style:font-weight-complex="bold"/>
    </style:style>
    <style:style style:name="P143" style:family="paragraph" style:parent-style-name="Standard">
      <style:paragraph-properties fo:margin-left="0.25cm" fo:margin-right="0cm" fo:text-align="justify" style:justify-single-word="false" fo:text-indent="0cm" style:auto-text-indent="false" fo:background-color="#ffffcc" style:snap-to-layout-grid="false">
        <style:background-image/>
      </style:paragraph-properties>
      <style:text-properties fo:color="#2300dc" fo:font-size="11pt" fo:font-weight="normal" style:font-size-asian="11pt" style:font-weight-asian="normal" style:font-size-complex="11pt" style:font-weight-complex="normal"/>
    </style:style>
    <style:style style:name="P144" style:family="paragraph" style:parent-style-name="Standard">
      <style:paragraph-properties fo:margin-left="0.25cm" fo:margin-right="0cm"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145" style:family="paragraph" style:parent-style-name="Standard">
      <style:paragraph-properties fo:margin-left="0.25cm" fo:margin-right="0cm"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146" style:family="paragraph" style:parent-style-name="Standard">
      <style:paragraph-properties fo:margin-left="0.2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147"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48" style:family="paragraph" style:parent-style-name="Standard">
      <style:paragraph-properties fo:margin-left="0.25cm" fo:margin-right="0cm" fo:text-align="justify" style:justify-single-word="false" fo:text-indent="0cm" style:auto-text-indent="false"/>
      <style:text-properties fo:color="#000000" fo:font-size="11pt" fo:font-weight="normal" style:font-size-asian="11pt" style:font-weight-asian="normal" style:font-size-complex="11pt" style:font-weight-complex="normal"/>
    </style:style>
    <style:style style:name="P149" style:family="paragraph" style:parent-style-name="Standard">
      <style:paragraph-properties fo:margin-left="0.25cm" fo:margin-right="0cm" fo:margin-top="0.101cm" fo:margin-bottom="0cm" loext:contextual-spacing="false" fo:text-align="justify" style:justify-single-word="false" fo:text-indent="0cm" style:auto-text-indent="false" fo:background-color="#ffffcc" style:snap-to-layout-grid="false">
        <style:tab-stops>
          <style:tab-stop style:position="16.484cm"/>
        </style:tab-stops>
        <style:background-image/>
      </style:paragraph-properties>
      <style:text-properties fo:color="#2300dc" fo:font-size="11pt" fo:font-weight="bold" style:font-size-asian="11pt" style:font-weight-asian="bold" style:font-size-complex="11pt" style:font-weight-complex="bold"/>
    </style:style>
    <style:style style:name="P150" style:family="paragraph" style:parent-style-name="Standard">
      <style:paragraph-properties fo:margin-left="0.247cm" fo:margin-right="0.088cm" fo:margin-top="0.199cm" fo:margin-bottom="0cm" loext:contextual-spacing="false" fo:text-indent="0cm" style:auto-text-indent="false" style:snap-to-layout-grid="false"/>
      <style:text-properties fo:color="#0000ff" fo:font-size="11pt" fo:font-weight="normal" style:font-size-asian="11pt" style:font-weight-asian="normal" style:font-size-complex="11pt" style:font-weight-complex="normal"/>
    </style:style>
    <style:style style:name="P151" style:family="paragraph" style:parent-style-name="Standard">
      <style:paragraph-properties fo:margin-left="0.25cm" fo:margin-right="-1cm" fo:text-indent="0cm" style:auto-text-indent="false" style:snap-to-layout-grid="false"/>
      <style:text-properties fo:color="#000000" fo:font-size="11pt" style:font-size-asian="11pt" style:font-size-complex="11pt"/>
    </style:style>
    <style:style style:name="P152" style:family="paragraph" style:parent-style-name="Table_20_Contents">
      <style:paragraph-properties fo:margin-left="0.088cm" fo:margin-right="0.009cm" fo:text-align="justify" style:justify-single-word="false" fo:text-indent="0cm" style:auto-text-indent="false"/>
      <style:text-properties fo:color="#0000ff" style:font-name="Times New Roman" fo:font-size="11pt" style:font-size-asian="11pt" style:font-size-complex="11pt"/>
    </style:style>
    <style:style style:name="P153" style:family="paragraph" style:parent-style-name="Standard">
      <style:paragraph-properties fo:break-before="page"/>
    </style:style>
    <style:style style:name="P154" style:family="paragraph" style:parent-style-name="Standard">
      <style:paragraph-properties fo:margin-left="0cm" fo:margin-right="-1cm" fo:text-indent="0cm" style:auto-text-indent="false">
        <style:tab-stops>
          <style:tab-stop style:position="1cm"/>
          <style:tab-stop style:position="8.001cm"/>
        </style:tab-stops>
      </style:paragraph-properties>
    </style:style>
    <style:style style:name="P155" style:family="paragraph" style:parent-style-name="Standard">
      <style:paragraph-properties fo:text-align="center" style:justify-single-word="false"/>
      <style:text-properties fo:color="#ffffff" fo:font-size="13pt" fo:font-weight="bold" style:font-size-asian="13pt" style:font-weight-asian="bold" style:font-size-complex="13pt" style:font-weight-complex="bold"/>
    </style:style>
    <style:style style:name="P156" style:family="paragraph" style:parent-style-name="Standard">
      <style:paragraph-properties fo:text-align="justify" style:justify-single-word="false"/>
      <style:text-properties fo:font-size="11pt" officeooo:paragraph-rsid="0033ea2b" style:font-size-asian="11pt" style:font-size-complex="11pt"/>
    </style:style>
    <style:style style:name="P157" style:family="paragraph" style:parent-style-name="Standard">
      <style:paragraph-properties fo:text-align="justify" style:justify-single-word="false"/>
      <style:text-properties fo:font-size="11pt" officeooo:paragraph-rsid="0048de01" style:font-size-asian="11pt" style:font-size-complex="11pt"/>
    </style:style>
    <style:style style:name="P158" style:family="paragraph" style:parent-style-name="Standard">
      <style:text-properties officeooo:rsid="002ef12c" officeooo:paragraph-rsid="002ef12c"/>
    </style:style>
    <style:style style:name="P159" style:family="paragraph" style:parent-style-name="Standard">
      <style:text-properties officeooo:rsid="002ef12c" officeooo:paragraph-rsid="003014b3"/>
    </style:style>
    <style:style style:name="P160" style:family="paragraph" style:parent-style-name="Standard">
      <style:text-properties fo:font-weight="bold" officeooo:rsid="003014b3" officeooo:paragraph-rsid="003014b3" style:font-weight-asian="bold" style:font-weight-complex="bold"/>
    </style:style>
    <style:style style:name="P161" style:family="paragraph" style:parent-style-name="Standard">
      <style:text-properties fo:font-weight="bold" officeooo:rsid="00316521" officeooo:paragraph-rsid="00316521" style:font-weight-asian="bold" style:font-weight-complex="bold"/>
    </style:style>
    <style:style style:name="P162" style:family="paragraph" style:parent-style-name="Standard">
      <style:text-properties fo:font-weight="bold" officeooo:rsid="00321cba" officeooo:paragraph-rsid="00321cba" style:font-weight-asian="bold" style:font-weight-complex="bold"/>
    </style:style>
    <style:style style:name="P163" style:family="paragraph" style:parent-style-name="Standard">
      <style:text-properties fo:font-weight="bold" officeooo:rsid="0033ea2b" officeooo:paragraph-rsid="0033ea2b" style:font-weight-asian="bold" style:font-weight-complex="bold"/>
    </style:style>
    <style:style style:name="P164" style:family="paragraph" style:parent-style-name="Standard">
      <style:text-properties fo:font-weight="bold" officeooo:rsid="0033ea2b" officeooo:paragraph-rsid="003acb76" style:font-weight-asian="bold" style:font-weight-complex="bold"/>
    </style:style>
    <style:style style:name="P165" style:family="paragraph" style:parent-style-name="Standard">
      <style:text-properties fo:font-weight="bold" officeooo:rsid="0033ea2b" officeooo:paragraph-rsid="003b9aee" style:font-weight-asian="bold" style:font-weight-complex="bold"/>
    </style:style>
    <style:style style:name="P166" style:family="paragraph" style:parent-style-name="Standard">
      <style:text-properties fo:font-weight="bold" officeooo:rsid="0033ea2b" officeooo:paragraph-rsid="003db87a" style:font-weight-asian="bold" style:font-weight-complex="bold"/>
    </style:style>
    <style:style style:name="P167" style:family="paragraph" style:parent-style-name="Standard">
      <style:paragraph-properties fo:text-align="center" style:justify-single-word="false"/>
      <style:text-properties fo:font-weight="bold" officeooo:rsid="00357c29" officeooo:paragraph-rsid="00357c29" style:font-weight-asian="bold" style:font-weight-complex="bold"/>
    </style:style>
    <style:style style:name="P168" style:family="paragraph" style:parent-style-name="Standard">
      <style:text-properties fo:font-weight="bold" officeooo:rsid="002ef12c" officeooo:paragraph-rsid="003014b3" style:font-weight-asian="bold" style:font-weight-complex="bold"/>
    </style:style>
    <style:style style:name="P169" style:family="paragraph" style:parent-style-name="Standard">
      <style:text-properties fo:font-weight="bold" officeooo:rsid="003b9aee" officeooo:paragraph-rsid="003b9aee" style:font-weight-asian="bold" style:font-weight-complex="bold"/>
    </style:style>
    <style:style style:name="P170" style:family="paragraph" style:parent-style-name="Standard">
      <style:paragraph-properties fo:text-align="center" style:justify-single-word="false"/>
      <style:text-properties fo:font-weight="bold" officeooo:rsid="0043d26b" officeooo:paragraph-rsid="0043d26b" style:font-weight-asian="bold" style:font-weight-complex="bold"/>
    </style:style>
    <style:style style:name="P171" style:family="paragraph" style:parent-style-name="Standard">
      <style:text-properties style:text-underline-style="solid" style:text-underline-width="auto" style:text-underline-color="font-color" fo:font-weight="bold" officeooo:rsid="002ef12c" officeooo:paragraph-rsid="002ef12c" style:font-weight-asian="bold" style:font-weight-complex="bold"/>
    </style:style>
    <style:style style:name="P172" style:family="paragraph" style:parent-style-name="Standard">
      <style:text-properties style:text-underline-style="solid" style:text-underline-width="auto" style:text-underline-color="font-color" fo:font-weight="bold" officeooo:rsid="002ef12c" officeooo:paragraph-rsid="00405c68" style:font-weight-asian="bold" style:font-weight-complex="bold"/>
    </style:style>
    <style:style style:name="P173" style:family="paragraph" style:parent-style-name="Standard">
      <style:text-properties officeooo:rsid="003014b3" officeooo:paragraph-rsid="003014b3"/>
    </style:style>
    <style:style style:name="P174" style:family="paragraph" style:parent-style-name="Standard">
      <style:paragraph-properties fo:text-align="justify" style:justify-single-word="false"/>
      <style:text-properties officeooo:rsid="003014b3" officeooo:paragraph-rsid="003014b3"/>
    </style:style>
    <style:style style:name="P175" style:family="paragraph" style:parent-style-name="Standard">
      <style:text-properties officeooo:rsid="00316521" officeooo:paragraph-rsid="00316521"/>
    </style:style>
    <style:style style:name="P176" style:family="paragraph" style:parent-style-name="Standard">
      <style:paragraph-properties fo:text-align="justify" style:justify-single-word="false"/>
      <style:text-properties officeooo:rsid="00316521" officeooo:paragraph-rsid="00316521"/>
    </style:style>
    <style:style style:name="P177" style:family="paragraph" style:parent-style-name="Standard">
      <style:text-properties officeooo:rsid="0033ea2b" officeooo:paragraph-rsid="0033ea2b"/>
    </style:style>
    <style:style style:name="P178" style:family="paragraph" style:parent-style-name="Standard">
      <style:paragraph-properties fo:text-align="center" style:justify-single-word="false"/>
      <style:text-properties officeooo:rsid="00375b57" officeooo:paragraph-rsid="00375b57"/>
    </style:style>
    <style:style style:name="P179" style:family="paragraph" style:parent-style-name="Standard">
      <style:paragraph-properties fo:text-align="center" style:justify-single-word="false"/>
    </style:style>
    <style:style style:name="P180" style:family="paragraph" style:parent-style-name="Standard">
      <style:paragraph-properties fo:text-align="center" style:justify-single-word="false"/>
      <style:text-properties officeooo:rsid="003acb76" officeooo:paragraph-rsid="003acb76"/>
    </style:style>
    <style:style style:name="P181" style:family="paragraph" style:parent-style-name="Standard">
      <style:text-properties officeooo:rsid="003acb76" officeooo:paragraph-rsid="003acb76"/>
    </style:style>
    <style:style style:name="P182" style:family="paragraph" style:parent-style-name="Standard">
      <style:text-properties fo:font-weight="normal" officeooo:rsid="003acb76" officeooo:paragraph-rsid="003acb76" style:font-weight-asian="normal" style:font-weight-complex="normal"/>
    </style:style>
    <style:style style:name="P183" style:family="paragraph" style:parent-style-name="Standard">
      <style:text-properties fo:font-weight="normal" officeooo:rsid="003b9aee" officeooo:paragraph-rsid="003b9aee" style:font-weight-asian="normal" style:font-weight-complex="normal"/>
    </style:style>
    <style:style style:name="P184" style:family="paragraph" style:parent-style-name="Standard">
      <style:text-properties fo:font-weight="normal" officeooo:rsid="003db87a" officeooo:paragraph-rsid="003db87a" style:font-weight-asian="normal" style:font-weight-complex="normal"/>
    </style:style>
    <style:style style:name="P185" style:family="paragraph" style:parent-style-name="Standard">
      <style:paragraph-properties fo:text-align="center" style:justify-single-word="false"/>
      <style:text-properties officeooo:rsid="003b9aee" officeooo:paragraph-rsid="003b9aee"/>
    </style:style>
    <style:style style:name="P186" style:family="paragraph" style:parent-style-name="Standard">
      <style:text-properties officeooo:rsid="003b9aee" officeooo:paragraph-rsid="003b9aee"/>
    </style:style>
    <style:style style:name="P187" style:family="paragraph" style:parent-style-name="Standard">
      <style:paragraph-properties fo:text-align="center" style:justify-single-word="false"/>
      <style:text-properties officeooo:rsid="003db87a" officeooo:paragraph-rsid="003db87a"/>
    </style:style>
    <style:style style:name="P188" style:family="paragraph" style:parent-style-name="Standard">
      <style:paragraph-properties fo:text-align="justify" style:justify-single-word="false"/>
      <style:text-properties officeooo:rsid="00321cba" officeooo:paragraph-rsid="00321cba"/>
    </style:style>
    <style:style style:name="P189" style:family="paragraph" style:parent-style-name="Standard">
      <style:text-properties fo:font-size="14pt" fo:font-weight="bold" style:font-size-asian="14pt" style:font-weight-asian="bold" style:font-size-complex="14pt" style:font-weight-complex="bold"/>
    </style:style>
    <style:style style:name="P190" style:family="paragraph" style:parent-style-name="Standard">
      <style:text-properties fo:font-size="14pt" fo:font-weight="bold" officeooo:rsid="0047a719" officeooo:paragraph-rsid="0047a719" style:font-size-asian="14pt" style:font-weight-asian="bold" style:font-size-complex="14pt" style:font-weight-complex="bold"/>
    </style:style>
    <style:style style:name="P191" style:family="paragraph" style:parent-style-name="Standard">
      <style:text-properties officeooo:paragraph-rsid="001a6275"/>
    </style:style>
    <style:style style:name="P192" style:family="paragraph" style:parent-style-name="Text_20_body">
      <style:text-properties fo:font-size="10pt"/>
    </style:style>
    <style:style style:name="P193" style:family="paragraph" style:parent-style-name="Text_20_body">
      <style:paragraph-properties fo:text-align="center" style:justify-single-word="false"/>
      <style:text-properties fo:font-size="10pt" officeooo:paragraph-rsid="00243b8e"/>
    </style:style>
    <style:style style:name="P194" style:family="paragraph" style:parent-style-name="Standard" style:list-style-name="L5">
      <style:paragraph-properties fo:text-align="justify" style:justify-single-word="false"/>
      <style:text-properties officeooo:rsid="002ef12c" officeooo:paragraph-rsid="002ef12c"/>
    </style:style>
    <style:style style:name="P195" style:family="paragraph" style:parent-style-name="Standard" style:list-style-name="L1">
      <style:paragraph-properties fo:margin-left="0.25cm" fo:margin-right="0cm" fo:margin-top="0.101cm" fo:margin-bottom="0.101cm" loext:contextual-spacing="false" fo:text-align="justify" style:justify-single-word="false" fo:text-indent="0cm" style:auto-text-indent="false"/>
      <style:text-properties fo:color="#000000" fo:font-size="11pt" style:font-size-asian="11pt" style:font-size-complex="11pt"/>
    </style:style>
    <style:style style:name="P196"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197"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00" fo:font-size="11pt" fo:font-weight="bold" fo:background-color="transparent" style:font-size-asian="11pt" style:font-weight-asian="bold" style:font-size-complex="11pt" style:font-weight-complex="bold"/>
    </style:style>
    <style:style style:name="P198"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2300dc" fo:font-size="11pt" fo:font-weight="bold" fo:background-color="transparent" style:font-size-asian="11pt" style:font-weight-asian="bold" style:font-size-complex="11pt" style:font-weight-complex="bold"/>
    </style:style>
    <style:style style:name="P199" style:family="paragraph" style:parent-style-name="Standard" style:list-style-name="L3">
      <style:paragraph-properties fo:margin-left="0.25cm" fo:margin-right="0cm"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200" style:family="paragraph" style:parent-style-name="Standard" style:list-style-name="L3">
      <style:paragraph-properties fo:margin-left="0.25cm" fo:margin-right="0cm"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201" style:family="paragraph" style:parent-style-name="Standard" style:list-style-name="L2">
      <style:paragraph-properties fo:margin-top="0.199cm" fo:margin-bottom="0cm" loext:contextual-spacing="false" fo:text-align="justify" style:justify-single-word="false"/>
      <style:text-properties fo:color="#0000ff" fo:font-size="11pt" fo:font-weight="normal" style:font-size-asian="11pt" style:font-weight-asian="normal" style:font-size-complex="11pt" style:font-weight-complex="normal"/>
    </style:style>
    <style:style style:name="P202" style:family="paragraph" style:parent-style-name="Standard" style:list-style-name="L3">
      <style:paragraph-properties fo:margin-left="0.141cm" fo:margin-right="0.009cm" fo:text-align="justify" style:justify-single-word="false" fo:text-indent="0cm" style:auto-text-indent="false" style:snap-to-layout-grid="false"/>
      <style:text-properties fo:color="#0000ff" style:font-name="Times New Roman" fo:font-size="11pt" style:font-size-asian="11pt" style:font-size-complex="11pt"/>
    </style:style>
    <style:style style:name="P203" style:family="paragraph" style:parent-style-name="Standard" style:list-style-name="L3">
      <style:paragraph-properties fo:margin-left="0.141cm" fo:margin-right="0.009cm" fo:text-align="justify" style:justify-single-word="false" fo:text-indent="0cm" style:auto-text-indent="false" style:snap-to-layout-grid="false"/>
      <style:text-properties fo:color="#000000" style:font-name="Times New Roman" fo:font-size="11pt" style:font-size-asian="11pt" style:font-size-complex="11pt"/>
    </style:style>
    <style:style style:name="P204" style:family="paragraph" style:parent-style-name="Footer" style:list-style-name="L4">
      <style:paragraph-properties fo:margin-top="0.199cm" fo:margin-bottom="0cm" loext:contextual-spacing="false"/>
      <style:text-properties fo:font-size="12pt" officeooo:rsid="0047a719" officeooo:paragraph-rsid="0047a719" style:font-size-asian="12pt" style:font-size-complex="12pt"/>
    </style:style>
    <style:style style:name="P205" style:family="paragraph" style:parent-style-name="Footer" style:list-style-name="L4">
      <style:paragraph-properties fo:margin-top="0.199cm" fo:margin-bottom="0cm" loext:contextual-spacing="false"/>
      <style:text-properties fo:font-size="12pt" officeooo:rsid="004d2ccb" officeooo:paragraph-rsid="0047a719" style:font-size-asian="12pt" style:font-size-complex="12pt"/>
    </style:style>
    <style:style style:name="P206" style:family="paragraph" style:parent-style-name="Table_20_Contents">
      <style:text-properties style:font-name="Times New Roman" fo:font-size="11pt" officeooo:rsid="003bab7e" officeooo:paragraph-rsid="00493f58" style:font-size-asian="11pt" style:font-size-complex="11pt"/>
    </style:style>
    <style:style style:name="P207" style:family="paragraph" style:parent-style-name="Heading_20_2">
      <style:text-properties fo:language="fr" fo:country="FR" officeooo:paragraph-rsid="0021baaa"/>
    </style:style>
    <style:style style:name="P208"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color="#0000ff"/>
    </style:style>
    <style:style style:name="T3" style:family="text">
      <style:text-properties fo:color="#0000ff" fo:font-weight="normal" style:font-weight-asian="normal" style:font-weight-complex="normal"/>
    </style:style>
    <style:style style:name="T4" style:family="text">
      <style:text-properties style:font-name="Times New Roman" fo:font-size="14pt" style:font-name-asian="Times New Roman" style:font-size-asian="14pt" style:font-name-complex="Times New Roman"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style:style style:name="T9" style:family="text">
      <style:text-properties fo:color="#000000" fo:font-size="14pt" style:font-size-asian="14pt" style:font-size-complex="14pt"/>
    </style:style>
    <style:style style:name="T10" style:family="text">
      <style:text-properties fo:color="#000000"/>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solid" style:text-line-through-type="single"/>
    </style:style>
    <style:style style:name="T13" style:family="text">
      <style:text-properties style:text-line-through-style="solid" style:text-line-through-type="single" officeooo:rsid="0023d3d1"/>
    </style:style>
    <style:style style:name="T14" style:family="text">
      <style:text-properties officeooo:rsid="003b9aee"/>
    </style:style>
    <style:style style:name="T15" style:family="text">
      <style:text-properties officeooo:rsid="0023d3d1" fo:background-color="#ffff00" loext:char-shading-value="0"/>
    </style:style>
    <style:style style:name="T16" style:family="text">
      <style:text-properties officeooo:rsid="003a2a13"/>
    </style:style>
    <style:style style:name="T17" style:family="text">
      <style:text-properties officeooo:rsid="00240ee9"/>
    </style:style>
    <style:style style:name="T18" style:family="text">
      <style:text-properties fo:font-weight="normal" style:font-weight-asian="normal" style:font-weight-complex="normal"/>
    </style:style>
    <style:style style:name="T19" style:family="text">
      <style:text-properties style:font-name="Times New Roman" fo:font-size="14pt" style:font-name-asian="Times New Roman" style:font-size-asian="14pt" style:font-name-complex="Times New Roman" style:font-size-complex="14pt"/>
    </style:style>
    <style:style style:name="T20"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style:font-size-asian="14pt" style:font-size-complex="14pt"/>
    </style:style>
    <style:style style:name="T24" style:family="text">
      <style:text-properties fo:color="#0000ff"/>
    </style:style>
    <style:style style:name="T25" style:family="text">
      <style:text-properties fo:color="#0000ff" fo:font-weight="normal" style:font-weight-asian="normal" style:font-weight-complex="normal"/>
    </style:style>
    <style:style style:name="T26" style:family="text">
      <style:text-properties fo:color="#000000"/>
    </style:style>
    <style:style style:name="T27" style:family="text">
      <style:text-properties fo:color="#000000" fo:font-size="14pt" style:font-size-asian="14pt" style:font-size-complex="14pt"/>
    </style:style>
    <style:style style:name="T28" style:family="text">
      <style:text-properties fo:font-weight="bold" style:font-weight-asian="bold" style:font-weight-complex="bold"/>
    </style:style>
    <style:style style:name="T29" style:family="text">
      <style:text-properties fo:font-weight="bold" officeooo:rsid="002bfbaa" style:font-weight-asian="bold" style:font-weight-complex="bold"/>
    </style:style>
    <style:style style:name="T30" style:family="text">
      <style:text-properties fo:font-weight="bold" officeooo:rsid="002e18d4" style:font-weight-asian="bold" style:font-weight-complex="bold"/>
    </style:style>
    <style:style style:name="T31" style:family="text">
      <style:text-properties officeooo:rsid="001fce2e"/>
    </style:style>
    <style:style style:name="T32" style:family="text">
      <style:text-properties officeooo:rsid="002464ee"/>
    </style:style>
    <style:style style:name="T33" style:family="text">
      <style:text-properties officeooo:rsid="00307e1a"/>
    </style:style>
    <style:style style:name="T34" style:family="text">
      <style:text-properties officeooo:rsid="00050d37"/>
    </style:style>
    <style:style style:name="T35" style:family="text">
      <style:text-properties fo:font-size="10pt"/>
    </style:style>
    <style:style style:name="T36" style:family="text">
      <style:text-properties officeooo:rsid="00291bed"/>
    </style:style>
    <style:style style:name="T37" style:family="text">
      <style:text-properties officeooo:rsid="002ef12c"/>
    </style:style>
    <style:style style:name="T38" style:family="text">
      <style:text-properties officeooo:rsid="003014b3"/>
    </style:style>
    <style:style style:name="T39" style:family="text">
      <style:text-properties officeooo:rsid="003acb76"/>
    </style:style>
    <style:style style:name="T40" style:family="text">
      <style:text-properties officeooo:rsid="003db87a"/>
    </style:style>
    <style:style style:name="T41" style:family="text">
      <style:text-properties officeooo:rsid="003f8842"/>
    </style:style>
    <style:style style:name="T42" style:family="text">
      <style:text-properties officeooo:rsid="00405c68"/>
    </style:style>
    <style:style style:name="T43" style:family="text">
      <style:text-properties officeooo:rsid="00420231"/>
    </style:style>
    <style:style style:name="T44" style:family="text">
      <style:text-properties officeooo:rsid="0042d55b"/>
    </style:style>
    <style:style style:name="T45" style:family="text">
      <style:text-properties officeooo:rsid="00459fbd"/>
    </style:style>
    <style:style style:name="T46" style:family="text">
      <style:text-properties officeooo:rsid="0047a719"/>
    </style:style>
    <style:style style:name="T47" style:family="text">
      <style:text-properties officeooo:rsid="0048de01"/>
    </style:style>
    <style:style style:name="T48" style:family="text">
      <style:text-properties officeooo:rsid="00493f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431210520" text:id="ct431210520">
          <text:deletion>
            <office:change-info>
              <dc:creator>Auteur inconnu</dc:creator>
              <dc:date>2011-09-15T15:45:00</dc:date>
            </office:change-info>
            <text:p text:style-name="P1">30/06/11</text:p>
          </text:deletion>
        </text:changed-region>
        <text:changed-region xml:id="ct431209792" text:id="ct431209792">
          <text:insertion>
            <office:change-info>
              <dc:creator>Auteur inconnu</dc:creator>
              <dc:date>2011-09-15T15:45:00</dc:date>
            </office:change-info>
          </text:insertion>
        </text:changed-region>
        <text:changed-region xml:id="ct431208024" text:id="ct431208024">
          <text:deletion>
            <office:change-info>
              <dc:creator>Auteur inconnu</dc:creator>
              <dc:date>2011-09-15T15:45:00</dc:date>
            </office:change-info>
            <text:p text:style-name="P2">'</text:p>
          </text:deletion>
        </text:changed-region>
        <text:changed-region xml:id="ct431208648" text:id="ct431208648">
          <text:insertion>
            <office:change-info>
              <dc:creator>Auteur inconnu</dc:creator>
              <dc:date>2011-09-15T15:45:00</dc:date>
            </office:change-info>
          </text:insertion>
        </text:changed-region>
        <text:changed-region xml:id="ct431211040" text:id="ct431211040">
          <text:deletion>
            <office:change-info>
              <dc:creator>Auteur inconnu</dc:creator>
              <dc:date>2011-09-15T15:45:00</dc:date>
            </office:change-info>
            <text:p text:style-name="P3">(tel que réalisé)</text:p>
          </text:deletion>
        </text:changed-region>
        <text:changed-region xml:id="ct431210624" text:id="ct431210624">
          <text:deletion>
            <office:change-info>
              <dc:creator>Auteur inconnu</dc:creator>
              <dc:date>2011-09-15T15:46:00</dc:date>
            </office:change-info>
            <text:p text:style-name="P4">rencontrées</text:p>
          </text:deletion>
        </text:changed-region>
        <text:changed-region xml:id="ct431210416" text:id="ct431210416">
          <text:insertion>
            <office:change-info>
              <dc:creator>Auteur inconnu</dc:creator>
              <dc:date>2011-09-15T15:46:00</dc:date>
            </office:change-info>
          </text:insertion>
        </text:changed-region>
        <text:changed-region xml:id="ct431210936" text:id="ct431210936">
          <text:deletion>
            <office:change-info>
              <dc:creator>Auteur inconnu</dc:creator>
              <dc:date>2011-09-15T16:14:00</dc:date>
            </office:change-info>
            <text:p text:style-name="P5">la</text:p>
          </text:deletion>
        </text:changed-region>
        <text:changed-region xml:id="ct431209064" text:id="ct431209064">
          <text:deletion>
            <office:change-info>
              <dc:creator>Auteur inconnu</dc:creator>
              <dc:date>2011-09-15T15:55:00</dc:date>
            </office:change-info>
            <text:p text:style-name="P6">KRD / JGL</text:p>
          </text:deletion>
        </text:changed-region>
        <text:changed-region xml:id="ct431218840" text:id="ct431218840">
          <text:deletion>
            <office:change-info>
              <dc:creator>Auteur inconnu</dc:creator>
              <dc:date>2011-09-15T15:46:00</dc:date>
            </office:change-info>
            <text:p text:style-name="P7">Dominique LOUIS, Directrice DLCF</text:p>
          </text:deletion>
        </text:changed-region>
        <text:changed-region xml:id="ct431210000" text:id="ct431210000">
          <text:deletion>
            <office:change-info>
              <dc:creator>Auteur inconnu</dc:creator>
              <dc:date>2011-09-15T15:55:00</dc:date>
            </office:change-info>
            <text:p text:style-name="P8">9h30</text:p>
          </text:deletion>
        </text:changed-region>
        <text:changed-region xml:id="ct431210104" text:id="ct431210104">
          <text:deletion>
            <office:change-info>
              <dc:creator>Auteur inconnu</dc:creator>
              <dc:date>2011-09-15T15:55:00</dc:date>
            </office:change-info>
            <text:p text:style-name="P6">JGL / KRD</text:p>
          </text:deletion>
        </text:changed-region>
        <text:changed-region xml:id="ct431209896" text:id="ct431209896">
          <text:deletion>
            <office:change-info>
              <dc:creator>Auteur inconnu</dc:creator>
              <dc:date>2011-09-15T16:04:00</dc:date>
            </office:change-info>
            <text:p text:style-name="P8">(</text:p>
          </text:deletion>
        </text:changed-region>
        <text:changed-region xml:id="ct431210832" text:id="ct431210832">
          <text:deletion>
            <office:change-info>
              <dc:creator>Auteur inconnu</dc:creator>
              <dc:date>2011-09-16T11:59:00</dc:date>
            </office:change-info>
            <text:p text:style-name="P9">(Maîtrise des documents )</text:p>
            <text:p text:style-name="P9">- Maitrise des référentiels techniques au travers des rapports et du système documentaire (maîtrise interne et information des bénéficiaires) </text:p>
          </text:deletion>
        </text:changed-region>
        <text:changed-region xml:id="ct431210728" text:id="ct431210728">
          <text:deletion>
            <office:change-info>
              <dc:creator>Auteur inconnu</dc:creator>
              <dc:date>2011-09-12T16:28:00</dc:date>
            </office:change-info>
            <text:p text:style-name="P9">:</text:p>
          </text:deletion>
        </text:changed-region>
        <text:changed-region xml:id="ct431209584" text:id="ct431209584">
          <text:deletion>
            <office:change-info>
              <dc:creator>Auteur inconnu</dc:creator>
              <dc:date>2011-09-16T11:59:00</dc:date>
            </office:change-info>
            <text:p text:style-name="P9"/>
            <text:p text:style-name="P10"/>
            <text:p text:style-name="P9">Constats vis à vis des exigences norme <text:s/>4.2.3f </text:p>
          </text:deletion>
        </text:changed-region>
        <text:changed-region xml:id="ct431210312" text:id="ct431210312">
          <text:deletion>
            <office:change-info>
              <dc:creator>Auteur inconnu</dc:creator>
              <dc:date>2011-09-12T16:27:00</dc:date>
            </office:change-info>
            <text:p text:style-name="P11"><text:s/>et d'orienter les activités futures a(domaines ou affaires sur lesquelles s'engager.)</text:p>
          </text:deletion>
        </text:changed-region>
        <text:changed-region xml:id="ct431211144" text:id="ct431211144">
          <text:deletion>
            <office:change-info>
              <dc:creator>Auteur inconnu</dc:creator>
              <dc:date>2011-09-16T11:59:00</dc:date>
            </office:change-info>
            <text:p text:style-name="P9">(Mise à disposition des ressources)</text:p>
            <text:p text:style-name="P9">- En matière de gestion des compétences nécessaires aux processus de réalisation : a<text:span text:style-name="T1">nalyse des compétences <text:s/>réalisée par la Direction, avec avec la collabortion des chefs d'unités et une information des agents (Assemblée générale du personnel), et identification des atouts du DLCF et de ses attraits pour les clients. Cette analyse va permettre de définir la stratégie du DLCF</text:span></text:p>
          </text:deletion>
        </text:changed-region>
        <text:changed-region xml:id="ct431209376" text:id="ct431209376">
          <text:deletion>
            <office:change-info>
              <dc:creator>Auteur inconnu</dc:creator>
              <dc:date>2011-09-12T16:26:00</dc:date>
            </office:change-info>
            <text:p text:style-name="P9">: </text:p>
          </text:deletion>
        </text:changed-region>
        <text:changed-region xml:id="ct431210208" text:id="ct431210208">
          <text:deletion>
            <office:change-info>
              <dc:creator>Auteur inconnu</dc:creator>
              <dc:date>2011-09-16T11:59:00</dc:date>
            </office:change-info>
            <text:p text:style-name="P9">Constats vis à vis des exigences norme 6.1a et 6.2a </text:p>
          </text:deletion>
        </text:changed-region>
        <text:changed-region xml:id="ct431208440" text:id="ct431208440">
          <text:format-change>
            <office:change-info>
              <dc:creator>Auteur inconnu</dc:creator>
              <dc:date>2011-09-13T09:49:00</dc:date>
            </office:change-info>
          </text:format-change>
        </text:changed-region>
        <text:changed-region xml:id="ct431214056" text:id="ct431214056">
          <text:deletion>
            <office:change-info>
              <dc:creator>Auteur inconnu</dc:creator>
              <dc:date>2011-09-16T11:59:00</dc:date>
            </office:change-info>
            <text:p text:style-name="P12">articulation et/ou complémentarité entre le classement du dossier affaire sous forme papier et électronique (SUMI) ?</text:p>
          </text:deletion>
        </text:changed-region>
        <text:changed-region xml:id="ct431213120" text:id="ct431213120">
          <text:deletion>
            <office:change-info>
              <dc:creator>Auteur inconnu</dc:creator>
              <dc:date>2011-09-12T16:41:00</dc:date>
            </office:change-info>
            <text:p text:style-name="P13">a</text:p>
          </text:deletion>
        </text:changed-region>
        <text:changed-region xml:id="ct431212912" text:id="ct431212912">
          <text:deletion>
            <office:change-info>
              <dc:creator>Auteur inconnu</dc:creator>
              <dc:date>2011-09-16T11:59:00</dc:date>
            </office:change-info>
            <text:p text:style-name="P12"><text:s/>attention à l'</text:p>
          </text:deletion>
        </text:changed-region>
        <text:changed-region xml:id="ct431211872" text:id="ct431211872">
          <text:deletion>
            <office:change-info>
              <dc:creator>Auteur inconnu</dc:creator>
              <dc:date>2011-09-12T16:41:00</dc:date>
            </office:change-info>
            <text:p text:style-name="P13"> ;</text:p>
          </text:deletion>
        </text:changed-region>
        <text:changed-region xml:id="ct431213536" text:id="ct431213536">
          <text:deletion>
            <office:change-info>
              <dc:creator>Auteur inconnu</dc:creator>
              <dc:date>2011-09-16T11:59:00</dc:date>
            </office:change-info>
            <text:p text:style-name="P12">)</text:p>
          </text:deletion>
        </text:changed-region>
        <text:changed-region xml:id="ct431214368" text:id="ct431214368">
          <text:deletion>
            <office:change-info>
              <dc:creator>Auteur inconnu</dc:creator>
              <dc:date>2011-09-12T16:41:00</dc:date>
            </office:change-info>
            <text:p text:style-name="P13">et pas dans le repertoire de l'affaire</text:p>
          </text:deletion>
        </text:changed-region>
        <text:changed-region xml:id="ct431213016" text:id="ct431213016">
          <text:deletion>
            <office:change-info>
              <dc:creator>Auteur inconnu</dc:creator>
              <dc:date>2011-09-16T11:59:00</dc:date>
            </office:change-info>
            <text:p text:style-name="P12"><text:s/></text:p>
          </text:deletion>
        </text:changed-region>
        <text:changed-region xml:id="ct431213640" text:id="ct431213640">
          <text:deletion>
            <office:change-info>
              <dc:creator>Auteur inconnu</dc:creator>
              <dc:date>2011-09-12T16:39:00</dc:date>
            </office:change-info>
            <text:p text:style-name="P13"><text:s/>de la chargée d'affaire</text:p>
          </text:deletion>
        </text:changed-region>
        <text:changed-region xml:id="ct431211664" text:id="ct431211664">
          <text:deletion>
            <office:change-info>
              <dc:creator>Auteur inconnu</dc:creator>
              <dc:date>2011-09-16T11:59:00</dc:date>
            </office:change-info>
            <text:p text:style-name="P12">a messagerie</text:p>
          </text:deletion>
        </text:changed-region>
        <text:changed-region xml:id="ct431213432" text:id="ct431213432">
          <text:deletion>
            <office:change-info>
              <dc:creator>Auteur inconnu</dc:creator>
              <dc:date>2011-09-12T16:39:00</dc:date>
            </office:change-info>
            <text:p text:style-name="P13">l</text:p>
          </text:deletion>
        </text:changed-region>
        <text:changed-region xml:id="ct431212496" text:id="ct431212496">
          <text:deletion>
            <office:change-info>
              <dc:creator>Auteur inconnu</dc:creator>
              <dc:date>2011-09-16T11:59:00</dc:date>
            </office:change-info>
            <text:p text:style-name="P12">(demande du client transmise par courriel stockée dans </text:p>
          </text:deletion>
        </text:changed-region>
        <text:changed-region xml:id="ct431212808" text:id="ct431212808">
          <text:deletion>
            <office:change-info>
              <dc:creator>Auteur inconnu</dc:creator>
              <dc:date>2011-09-12T16:39:00</dc:date>
            </office:change-info>
            <text:p text:style-name="P13">ne pouvait donc pas s'assurer du respect de celles-ci </text:p>
          </text:deletion>
        </text:changed-region>
        <text:changed-region xml:id="ct431212080" text:id="ct431212080">
          <text:deletion>
            <office:change-info>
              <dc:creator>Auteur inconnu</dc:creator>
              <dc:date>2011-09-12T16:36:00</dc:date>
            </office:change-info>
            <text:p text:style-name="P13">donc </text:p>
          </text:deletion>
        </text:changed-region>
        <text:changed-region xml:id="ct431213952" text:id="ct431213952">
          <text:deletion>
            <office:change-info>
              <dc:creator>Auteur inconnu</dc:creator>
              <dc:date>2011-09-12T16:39:00</dc:date>
            </office:change-info>
            <text:p text:style-name="P13">et </text:p>
          </text:deletion>
        </text:changed-region>
        <text:changed-region xml:id="ct431211456" text:id="ct431211456">
          <text:deletion>
            <office:change-info>
              <dc:creator>Auteur inconnu</dc:creator>
              <dc:date>2011-09-16T11:59:00</dc:date>
            </office:change-info>
            <text:p text:style-name="P12">(revue, vérification et validation de la conception et du développement <text:s/>= PTF)</text:p>
            <text:p text:style-name="P12">- Pour l'affaire « RN88 avis sur DPC », le responsable de commande n'avait pas accès à l'expression des attentes du client lors de la revue d'offre </text:p>
          </text:deletion>
        </text:changed-region>
        <text:changed-region xml:id="ct431213328" text:id="ct431213328">
          <text:deletion>
            <office:change-info>
              <dc:creator>Auteur inconnu</dc:creator>
              <dc:date>2011-09-12T16:35:00</dc:date>
            </office:change-info>
            <text:p text:style-name="P12"><text:s/>: </text:p>
          </text:deletion>
        </text:changed-region>
        <text:changed-region xml:id="ct431212704" text:id="ct431212704">
          <text:deletion>
            <office:change-info>
              <dc:creator>Auteur inconnu</dc:creator>
              <dc:date>2011-09-16T11:59:00</dc:date>
            </office:change-info>
            <text:p text:style-name="P12">Constats vis à vis des exigences norme 7.3.4, 7.3.5, 7.3.6</text:p>
          </text:deletion>
        </text:changed-region>
        <text:changed-region xml:id="ct431208232" text:id="ct431208232">
          <text:deletion>
            <office:change-info>
              <dc:creator>Auteur inconnu</dc:creator>
              <dc:date>2011-09-12T17:27:00</dc:date>
            </office:change-info>
            <text:p text:style-name="P12"><text:span text:style-name="T2">tion </text:span><text:span text:style-name="T3">du processus R3 par les agents du DLCF.</text:span></text:p>
            <text:p text:style-name="P14"/>
            <text:p text:style-name="P15"/>
          </text:deletion>
        </text:changed-region>
        <text:changed-region xml:id="ct431209688" text:id="ct431209688">
          <text:deletion>
            <office:change-info>
              <dc:creator>Auteur inconnu</dc:creator>
              <dc:date>2011-09-12T16:32:00</dc:date>
            </office:change-info>
            <text:p text:style-name="P15">rai</text:p>
          </text:deletion>
        </text:changed-region>
        <text:changed-region xml:id="ct431209272" text:id="ct431209272">
          <text:deletion>
            <office:change-info>
              <dc:creator>Auteur inconnu</dc:creator>
              <dc:date>2011-09-12T17:27:00</dc:date>
            </office:change-info>
            <text:p text:style-name="P15">.</text:p>
            <text:p text:style-name="P16">Manque d'approp</text:p>
          </text:deletion>
        </text:changed-region>
        <text:changed-region xml:id="ct431209168" text:id="ct431209168">
          <text:deletion>
            <office:change-info>
              <dc:creator>Auteur inconnu</dc:creator>
              <dc:date>2011-09-12T16:33:00</dc:date>
            </office:change-info>
            <text:p text:style-name="P15"><text:s/>à toutes les étapes du déroulement de l'affaire</text:p>
          </text:deletion>
        </text:changed-region>
        <text:changed-region xml:id="ct431208960" text:id="ct431208960">
          <text:deletion>
            <office:change-info>
              <dc:creator>Auteur inconnu</dc:creator>
              <dc:date>2011-09-12T17:27:00</dc:date>
            </office:change-info>
            <text:p text:style-name="P15">(check-list, devis, fiche affaire, demande du client …)</text:p>
          </text:deletion>
        </text:changed-region>
        <text:changed-region xml:id="ct431208128" text:id="ct431208128">
          <text:deletion>
            <office:change-info>
              <dc:creator>Auteur inconnu</dc:creator>
              <dc:date>2011-09-12T16:31:00</dc:date>
            </office:change-info>
            <text:p text:style-name="P17"><text:s/></text:p>
          </text:deletion>
        </text:changed-region>
        <text:changed-region xml:id="ct431208336" text:id="ct431208336">
          <text:deletion>
            <office:change-info>
              <dc:creator>Auteur inconnu</dc:creator>
              <dc:date>2011-09-12T17:27:00</dc:date>
            </office:change-info>
            <text:p text:style-name="P16"/>
            <text:p text:style-name="P14"><text:span text:style-name="T4">►</text:span><text:span text:style-name="T5"> Points sensibles :</text:span></text:p>
            <text:p text:style-name="P17">Défaut de traçabilité et de classement des documents structurants d'une affaire </text:p>
          </text:deletion>
        </text:changed-region>
        <text:changed-region xml:id="ct431208544" text:id="ct431208544">
          <text:deletion>
            <office:change-info>
              <dc:creator>Auteur inconnu</dc:creator>
              <dc:date>2011-09-16T11:59:00</dc:date>
            </office:change-info>
            <text:p text:style-name="P18"><text:s/>manque d'appropriation de la documentation du R3 ?</text:p>
          </text:deletion>
        </text:changed-region>
        <text:changed-region xml:id="ct431211248" text:id="ct431211248">
          <text:deletion>
            <office:change-info>
              <dc:creator>Auteur inconnu</dc:creator>
              <dc:date>2011-09-12T16:31:00</dc:date>
            </office:change-info>
            <text:p text:style-name="P15"><text:s text:c="2"/>=</text:p>
          </text:deletion>
        </text:changed-region>
        <text:changed-region xml:id="ct431209480" text:id="ct431209480">
          <text:deletion>
            <office:change-info>
              <dc:creator>Auteur inconnu</dc:creator>
              <dc:date>2011-09-16T11:59:00</dc:date>
            </office:change-info>
            <text:p text:style-name="P19">traçabilité</text:p>
            <text:p text:style-name="P18">- Pour l'affaire Formation club CG 26 VH, l'enregistrement de la check-list pour une prestation d'animation n'a pas été utilisé </text:p>
          </text:deletion>
        </text:changed-region>
        <text:changed-region xml:id="ct431208856" text:id="ct431208856">
          <text:deletion>
            <office:change-info>
              <dc:creator>Auteur inconnu</dc:creator>
              <dc:date>2011-09-12T16:30:00</dc:date>
            </office:change-info>
            <text:p text:style-name="P16">règles de nommage des fichiers, </text:p>
          </text:deletion>
        </text:changed-region>
        <text:changed-region xml:id="ct431208752" text:id="ct431208752">
          <text:deletion>
            <office:change-info>
              <dc:creator>Auteur inconnu</dc:creator>
              <dc:date>2011-09-16T11:59:00</dc:date>
            </office:change-info>
            <text:p text:style-name="P19">Constats vis à vis des exigences norme 4.1d <text:s/>4.2.4 et 7.5.1a : (Exigences générales, maîtrise des enregistrements et maîtrise de la production)</text:p>
            <text:list xml:id="list5633720850163957417" text:style-name="L1">
              <text:list-header>
                <text:p text:style-name="P20">- Pour l'affaire « RN88 Avis sur Dossier de prise en considération (DPC) », le devis swing papier n'était pas accessible : classement des dossiers affaires ?</text:p>
              </text:list-header>
            </text:list>
            <text:p text:style-name="P19">-Pour l'affaire Formation club CG 26 VH, la dernière version de la PTF n'était pas identifiable, et les règles de nommage des fichiers n'étaient pas respectées  : </text:p>
          </text:deletion>
        </text:changed-region>
        <text:changed-region xml:id="ct431214472" text:id="ct431214472">
          <text:insertion>
            <office:change-info>
              <dc:creator>Auteur inconnu</dc:creator>
              <dc:date>2011-09-12T17:35:00</dc:date>
            </office:change-info>
          </text:insertion>
        </text:changed-region>
        <text:changed-region xml:id="ct431211352" text:id="ct431211352">
          <text:deletion>
            <office:change-info>
              <dc:creator>Auteur inconnu</dc:creator>
              <dc:date>2011-09-16T11:59:00</dc:date>
            </office:change-info>
            <text:p text:style-name="P21">e plus, les modalités de contrôle ne sont pas précisées dans le cas de compétences rares au sein du de l'unité ou du DLCF (auto-contrôle).</text:p>
          </text:deletion>
        </text:changed-region>
        <text:changed-region xml:id="ct431213744" text:id="ct431213744">
          <text:deletion>
            <office:change-info>
              <dc:creator>Auteur inconnu</dc:creator>
              <dc:date>2011-09-12T16:45:00</dc:date>
            </office:change-info>
            <text:p text:style-name="P22">D</text:p>
          </text:deletion>
        </text:changed-region>
        <text:changed-region xml:id="ct431214576" text:id="ct431214576">
          <text:deletion>
            <office:change-info>
              <dc:creator>Auteur inconnu</dc:creator>
              <dc:date>2011-09-16T11:59:00</dc:date>
            </office:change-info>
            <text:p text:style-name="P23">Constats vis à vis des exigences norme 7.3.1 (Planification de la conception et développement du produit) :</text:p>
            <text:p text:style-name="P21">- Pour les affaires examinées, parfois absence de formalisation-planification (dans la fiche affaire) des contrôles qualité ; </text:p>
          </text:deletion>
        </text:changed-region>
        <text:changed-region xml:id="ct431212392" text:id="ct431212392">
          <text:deletion>
            <office:change-info>
              <dc:creator>Auteur inconnu</dc:creator>
              <dc:date>2011-09-12T17:28:00</dc:date>
            </office:change-info>
            <text:p text:style-name="P22"/>
            <text:p text:style-name="P22"/>
          </text:deletion>
        </text:changed-region>
        <text:changed-region xml:id="ct431211976" text:id="ct431211976">
          <text:deletion>
            <office:change-info>
              <dc:creator>Auteur inconnu</dc:creator>
              <dc:date>2011-09-12T17:20:00</dc:date>
            </office:change-info>
            <text:list xml:id="list6014737162212214359" text:style-name="L2">
              <text:list-header>
                <text:p text:style-name="P24"><text:span text:style-name="T6">►</text:span><text:span text:style-name="T4"> Point sensible :</text:span><text:span text:style-name="T1"> </text:span>Vérifier la traçabilité des moyens de contrôle et la possibilité de mettre les preuves à la disposition des clients.</text:p>
                <text:p text:style-name="P25"/>
              </text:list-header>
            </text:list>
          </text:deletion>
        </text:changed-region>
        <text:changed-region xml:id="ct431213224" text:id="ct431213224">
          <text:deletion>
            <office:change-info>
              <dc:creator>Auteur inconnu</dc:creator>
              <dc:date>2011-09-12T16:47:00</dc:date>
            </office:change-info>
            <text:list xml:id="list95109948200619" text:continue-numbering="true" text:style-name="L2">
              <text:list-header>
                <text:p text:style-name="P25">Constats vis à vis des exigence norme 7.5.3 (Identification et traçabilité produit) et/ou 7.6 (Maîtrise des équipements de surveillance et de mesure) :</text:p>
              </text:list-header>
            </text:list>
            <text:p text:style-name="P26">- De façon globale, pas d'accès direct à la traçabilité des essais et mesures (préciser SVP la nature de la traçabilité escomptée : données brutes, jour et conditions d'essais, matériels utilisés, etc.) , permettant de certifier la validité d'un résultat d'essai ou d'une mesure (constat dont la portée est à relativiser : entretien très court avec le responsable d'essai) =&gt; Tout constat doit se fonder sur un ou plusieurs exemples, s''il est avéré, il ne doit pas y avoir de remarque relativisant l'écart.</text:p>
            <text:list xml:id="list95109948182011" text:continue-numbering="true" text:style-name="L2">
              <text:list-header>
                <text:p text:style-name="P27"/>
              </text:list-header>
            </text:list>
          </text:deletion>
        </text:changed-region>
        <text:changed-region xml:id="ct431211768" text:id="ct431211768">
          <text:deletion>
            <office:change-info>
              <dc:creator>Auteur inconnu</dc:creator>
              <dc:date>2011-09-12T17:20:00</dc:date>
            </office:change-info>
            <text:list xml:id="list95109948201468" text:continue-numbering="true" text:style-name="L2">
              <text:list-header>
                <text:p text:style-name="P28"/>
                <text:p text:style-name="P27"/>
              </text:list-header>
            </text:list>
          </text:deletion>
        </text:changed-region>
        <text:changed-region xml:id="ct431211560" text:id="ct431211560">
          <text:deletion>
            <office:change-info>
              <dc:creator>Auteur inconnu</dc:creator>
              <dc:date>2011-09-12T16:43:00</dc:date>
            </office:change-info>
            <text:list xml:id="list95109949170967" text:continue-numbering="true" text:style-name="L2">
              <text:list-header>
                <text:p text:style-name="P27">.</text:p>
              </text:list-header>
            </text:list>
          </text:deletion>
        </text:changed-region>
        <text:changed-region xml:id="ct431215200" text:id="ct431215200">
          <text:deletion>
            <office:change-info>
              <dc:creator>Auteur inconnu</dc:creator>
              <dc:date>2011-09-16T11:59:00</dc:date>
            </office:change-info>
            <text:p text:style-name="P29"/>
            <text:p text:style-name="P30"><text:span text:style-name="T7">►</text:span><text:span text:style-name="T5"> Piste de progrès :</text:span><text:span text:style-name="T8"> <text:s/>Améliorer la gestion des plans de charge</text:span></text:p>
          </text:deletion>
        </text:changed-region>
        <text:changed-region xml:id="ct431216552" text:id="ct431216552">
          <text:deletion>
            <office:change-info>
              <dc:creator>Auteur inconnu</dc:creator>
              <dc:date>2011-09-12T17:45:00</dc:date>
            </office:change-info>
            <text:p text:style-name="P31"><text:s/></text:p>
          </text:deletion>
        </text:changed-region>
        <text:changed-region xml:id="ct431215096" text:id="ct431215096">
          <text:deletion>
            <office:change-info>
              <dc:creator>Auteur inconnu</dc:creator>
              <dc:date>2011-09-16T11:59:00</dc:date>
            </office:change-info>
            <text:p text:style-name="P30">Les plannings examinés, notamment pour le long terme, ne permettent pas de démontrer clairement comment le responsable de commande détermine la capacité du DLCF à respecter le délai imposé par le client </text:p>
          </text:deletion>
        </text:changed-region>
        <text:changed-region xml:id="ct431214888" text:id="ct431214888">
          <text:deletion>
            <office:change-info>
              <dc:creator>Auteur inconnu</dc:creator>
              <dc:date>2011-09-12T17:45:00</dc:date>
            </office:change-info>
            <text:p text:style-name="P31">- </text:p>
          </text:deletion>
        </text:changed-region>
        <text:changed-region xml:id="ct431214992" text:id="ct431214992">
          <text:deletion>
            <office:change-info>
              <dc:creator>Auteur inconnu</dc:creator>
              <dc:date>2011-09-16T11:59:00</dc:date>
            </office:change-info>
            <text:p text:style-name="P32">(Revue des exigences relatives au produit)</text:p>
            <text:p text:style-name="P32"/>
          </text:deletion>
        </text:changed-region>
        <text:changed-region xml:id="ct431217800" text:id="ct431217800">
          <text:deletion>
            <office:change-info>
              <dc:creator>Auteur inconnu</dc:creator>
              <dc:date>2011-09-12T17:44:00</dc:date>
            </office:change-info>
            <text:p text:style-name="P32">: </text:p>
          </text:deletion>
        </text:changed-region>
        <text:changed-region xml:id="ct431216864" text:id="ct431216864">
          <text:deletion>
            <office:change-info>
              <dc:creator>Auteur inconnu</dc:creator>
              <dc:date>2011-09-16T11:59:00</dc:date>
            </office:change-info>
            <text:p text:style-name="P29"/>
            <text:p text:style-name="P33"/>
            <text:p text:style-name="P32">Constat vis à vis de l'exigence norme : 7.2.2c </text:p>
          </text:deletion>
        </text:changed-region>
        <text:changed-region xml:id="ct431214784" text:id="ct431214784">
          <text:deletion>
            <office:change-info>
              <dc:creator>Auteur inconnu</dc:creator>
              <dc:date>2011-09-12T17:44:00</dc:date>
            </office:change-info>
            <text:p text:style-name="P34">(Point à conserver)</text:p>
          </text:deletion>
        </text:changed-region>
        <text:changed-region xml:id="ct431216656" text:id="ct431216656">
          <text:deletion>
            <office:change-info>
              <dc:creator>Auteur inconnu</dc:creator>
              <dc:date>2011-09-16T11:59:00</dc:date>
            </office:change-info>
            <text:p text:style-name="P30">Améliorer la maitrise des informations concernant le fonctionnement et la surveillance des processus R, afin d'en faciliter l'amélioration continue. </text:p>
          </text:deletion>
        </text:changed-region>
        <text:changed-region xml:id="ct431214680" text:id="ct431214680">
          <text:deletion>
            <office:change-info>
              <dc:creator>Auteur inconnu</dc:creator>
              <dc:date>2011-09-12T17:44:00</dc:date>
            </office:change-info>
            <text:p text:style-name="P31"/>
            <text:p text:style-name="P35">&gt; Élargir et synthétiser l'écoute client afin de nourrir la stratégie du DLCF sur les processus de réalisation <text:s/>(Point à retirer de mon point de vue)</text:p>
            <text:p text:style-name="P34">&gt; </text:p>
          </text:deletion>
        </text:changed-region>
        <text:changed-region xml:id="ct431216448" text:id="ct431216448">
          <text:deletion>
            <office:change-info>
              <dc:creator>Auteur inconnu</dc:creator>
              <dc:date>2011-09-16T11:59:00</dc:date>
            </office:change-info>
            <text:p text:style-name="P34"><text:span text:style-name="T9"> :</text:span><text:span text:style-name="T10"> </text:span></text:p>
          </text:deletion>
        </text:changed-region>
        <text:changed-region xml:id="ct431217904" text:id="ct431217904">
          <text:deletion>
            <office:change-info>
              <dc:creator>Auteur inconnu</dc:creator>
              <dc:date>2011-09-12T17:37:00</dc:date>
            </office:change-info>
            <text:p text:style-name="P36">s</text:p>
          </text:deletion>
        </text:changed-region>
        <text:changed-region xml:id="ct431216968" text:id="ct431216968">
          <text:deletion>
            <office:change-info>
              <dc:creator>Auteur inconnu</dc:creator>
              <dc:date>2011-09-16T11:59:00</dc:date>
            </office:change-info>
            <text:p text:style-name="P37"><text:s/>de progrè</text:p>
          </text:deletion>
        </text:changed-region>
        <text:changed-region xml:id="ct431216032" text:id="ct431216032">
          <text:deletion>
            <office:change-info>
              <dc:creator>Auteur inconnu</dc:creator>
              <dc:date>2011-09-12T17:37:00</dc:date>
            </office:change-info>
            <text:p text:style-name="P36">s</text:p>
          </text:deletion>
        </text:changed-region>
        <text:changed-region xml:id="ct431215616" text:id="ct431215616">
          <text:deletion>
            <office:change-info>
              <dc:creator>Auteur inconnu</dc:creator>
              <dc:date>2011-09-16T11:59:00</dc:date>
            </office:change-info>
            <text:p text:style-name="P38"/>
            <text:p text:style-name="P32"><text:span text:style-name="T11">►</text:span><text:span text:style-name="T7"> Piste</text:span></text:p>
          </text:deletion>
        </text:changed-region>
        <text:changed-region xml:id="ct431214264" text:id="ct431214264">
          <text:deletion>
            <office:change-info>
              <dc:creator>Auteur inconnu</dc:creator>
              <dc:date>2011-09-12T17:43:00</dc:date>
            </office:change-info>
            <text:p text:style-name="P31">comprend pas suffisamment d'actions d'amélioration des processus de réalisation.)</text:p>
          </text:deletion>
        </text:changed-region>
        <text:changed-region xml:id="ct431214160" text:id="ct431214160">
          <text:deletion>
            <office:change-info>
              <dc:creator>Auteur inconnu</dc:creator>
              <dc:date>2011-09-16T11:59:00</dc:date>
            </office:change-info>
            <text:p text:style-name="P30">e plan d'action du DLCF ne </text:p>
          </text:deletion>
        </text:changed-region>
        <text:changed-region xml:id="ct431213848" text:id="ct431213848">
          <text:deletion>
            <office:change-info>
              <dc:creator>Auteur inconnu</dc:creator>
              <dc:date>2011-09-12T17:39:00</dc:date>
            </office:change-info>
            <text:p text:style-name="P32"><text:span text:style-name="T3">- Les liens entre les résultats de l'écoute client, les objectifs qualité et les actions du plan d'action </text:span><text:span text:style-name="T2">relatifs aux processus de réalisation</text:span><text:span text:style-name="T3"> ne sont pas toujours facilement identifiables. (Remarque, les objectifs Qualité du DLCF sont en majeure partie la déclinaison des objectifs qualité du CETE. De ce fait, le lien entre l'écoute client au niveau du DLCF et les objectifs Qualité n'est pas directement identifiable. De la même manière, il n'y a pas forcément de relation directe entre l'écoute client, qui permet d'orienter l'activité future ou de traiter des réclamations. Je conteste toujours la formalisation de l'écart. Par contre, j'accepte le fait que l</text:span></text:p>
          </text:deletion>
        </text:changed-region>
        <text:changed-region xml:id="ct431212600" text:id="ct431212600">
          <text:deletion>
            <office:change-info>
              <dc:creator>Auteur inconnu</dc:creator>
              <dc:date>2011-09-16T11:59:00</dc:date>
            </office:change-info>
            <text:p text:style-name="P32">(Écoute client, objectifs qualité et analyse des données)</text:p>
            <text:p text:style-name="P39"/>
          </text:deletion>
        </text:changed-region>
        <text:changed-region xml:id="ct431212288" text:id="ct431212288">
          <text:deletion>
            <office:change-info>
              <dc:creator>Auteur inconnu</dc:creator>
              <dc:date>2011-09-12T17:44:00</dc:date>
            </office:change-info>
            <text:p text:style-name="P39">: </text:p>
          </text:deletion>
        </text:changed-region>
        <text:changed-region xml:id="ct431212184" text:id="ct431212184">
          <text:deletion>
            <office:change-info>
              <dc:creator>Auteur inconnu</dc:creator>
              <dc:date>2011-09-16T11:59:00</dc:date>
            </office:change-info>
            <text:p text:style-name="P39">Constat vis à vis des exigences norme 5.2, 5.4.1, 8.4 </text:p>
          </text:deletion>
        </text:changed-region>
        <text:changed-region xml:id="ct431215304" text:id="ct431215304">
          <text:format-change>
            <office:change-info>
              <dc:creator>Auteur inconnu</dc:creator>
              <dc:date>2011-09-13T09:49:00</dc:date>
            </office:change-info>
          </text:format-change>
        </text:changed-region>
        <text:changed-region xml:id="ct431216760" text:id="ct431216760">
          <text:deletion>
            <office:change-info>
              <dc:creator>Auteur inconnu</dc:creator>
              <dc:date>2011-09-12T18:10:00</dc:date>
            </office:change-info>
            <text:p text:style-name="P40"><text:s/>Je souhaiterais que cette mention soit retirée, car elle préjuge des résultats d'un futur audit. Si aucune non-conformité n'est relevée à cet audit, ce champ est « sans objet ».</text:p>
          </text:deletion>
        </text:changed-region>
        <text:changed-region xml:id="ct431215408" text:id="ct431215408">
          <text:deletion>
            <office:change-info>
              <dc:creator>Auteur inconnu</dc:creator>
              <dc:date>2011-09-12T17:53:00</dc:date>
            </office:change-info>
            <text:p text:style-name="P40">Certains points sensibles pourrait se traduire en non conformité (contrôles qualité par exemple)</text:p>
          </text:deletion>
        </text:changed-region>
        <text:changed-region xml:id="ct431215512" text:id="ct431215512">
          <text:format-change>
            <office:change-info>
              <dc:creator>Auteur inconnu</dc:creator>
              <dc:date>2011-09-13T09:49:00</dc:date>
            </office:change-info>
          </text:format-change>
        </text:changed-region>
        <text:changed-region xml:id="ct431215824" text:id="ct431215824">
          <text:deletion>
            <office:change-info>
              <dc:creator>Auteur inconnu</dc:creator>
              <dc:date>2011-09-16T11:59:00</dc:date>
            </office:change-info>
            <text:list xml:id="list3322953951128426562" text:style-name="L3">
              <text:list-header>
                <text:p text:style-name="P41"/>
              </text:list-header>
              <text:list-item>
                <text:p text:style-name="P42">Aucune affaire R1 au DLCF à ce jour.</text:p>
              </text:list-item>
            </text:list>
          </text:deletion>
        </text:changed-region>
        <text:changed-region xml:id="ct431215720" text:id="ct431215720">
          <text:deletion>
            <office:change-info>
              <dc:creator>Auteur inconnu</dc:creator>
              <dc:date>2011-09-12T18:11:00</dc:date>
            </office:change-info>
            <text:p text:style-name="P43">Les affaires de type « recherche » (ERA) ne semblent pas se conformer complètement à la procédure R2 (préciser sur quel point SVP). </text:p>
          </text:deletion>
        </text:changed-region>
        <text:changed-region xml:id="ct431217072" text:id="ct431217072">
          <text:format-change>
            <office:change-info>
              <dc:creator>Auteur inconnu</dc:creator>
              <dc:date>2011-09-13T09:49:00</dc:date>
            </office:change-info>
          </text:format-change>
        </text:changed-region>
        <text:changed-region xml:id="ct431215928" text:id="ct431215928">
          <text:deletion>
            <office:change-info>
              <dc:creator>Auteur inconnu</dc:creator>
              <dc:date>2011-09-16T11:59:00</dc:date>
            </office:change-info>
            <text:p text:style-name="P44">Processus et système qualité globalement appliqués.</text:p>
            <text:p text:style-name="P44"/>
          </text:deletion>
        </text:changed-region>
        <text:changed-region xml:id="ct431217280" text:id="ct431217280">
          <text:deletion>
            <office:change-info>
              <dc:creator>Auteur inconnu</dc:creator>
              <dc:date>2011-09-16T11:59:00</dc:date>
            </office:change-info>
            <text:p text:style-name="P45"/>
            <text:p text:style-name="P45"/>
          </text:deletion>
        </text:changed-region>
        <text:changed-region xml:id="ct431217592" text:id="ct431217592">
          <text:deletion>
            <office:change-info>
              <dc:creator>Auteur inconnu</dc:creator>
              <dc:date>2011-09-13T09:38:00</dc:date>
            </office:change-info>
            <text:p text:style-name="P45">est un audit mené par un organisme de certification pour évaluer lors d'une démarche de certification d'une organisation si le processus de certification peut être poursuivi ou si des modifications sont à apporter au système de management </text:p>
          </text:deletion>
        </text:changed-region>
        <text:changed-region xml:id="ct431216136" text:id="ct431216136">
          <text:deletion>
            <office:change-info>
              <dc:creator>Auteur inconnu</dc:creator>
              <dc:date>2011-09-13T09:42:00</dc:date>
            </office:change-info>
            <text:p text:style-name="P45">en</text:p>
          </text:deletion>
        </text:changed-region>
        <text:changed-region xml:id="ct431217176" text:id="ct431217176">
          <text:deletion>
            <office:change-info>
              <dc:creator>Auteur inconnu</dc:creator>
              <dc:date>2011-09-16T11:59:00</dc:date>
            </office:change-info>
            <text:p text:style-name="P45">Discussions sur la perception du champs de l'audit : les auditeurs y ont intégré l'examen des conditions de planification et de maitrise des processus R par la Direction du DLCF, et pas seulement le respect de l'application des documents qualité dans les unités.</text:p>
            <text:p text:style-name="P45"/>
          </text:deletion>
        </text:changed-region>
        <text:changed-region xml:id="ct431220920" text:id="ct431220920">
          <text:deletion>
            <office:change-info>
              <dc:creator>Auteur inconnu</dc:creator>
              <dc:date>2011-09-16T11:59:00</dc:date>
            </office:change-info>
            <text:p text:style-name="P46">, ce qui a pu contribuer à ce que l'examen de l'application de la procédure de déroulement d'une affaire n'ait pas été complètement réalisé.</text:p>
            <text:p text:style-name="P47"/>
          </text:deletion>
        </text:changed-region>
        <text:changed-region xml:id="ct431220608" text:id="ct431220608">
          <text:deletion>
            <office:change-info>
              <dc:creator>Auteur inconnu</dc:creator>
              <dc:date>2011-09-12T17:02:00</dc:date>
            </office:change-info>
            <text:p text:style-name="P47">sée)</text:p>
          </text:deletion>
        </text:changed-region>
        <text:changed-region xml:id="ct431217696" text:id="ct431217696">
          <text:deletion>
            <office:change-info>
              <dc:creator>Auteur inconnu</dc:creator>
              <dc:date>2011-09-12T17:01:00</dc:date>
            </office:change-info>
            <text:p text:style-name="P47">(Attention, Caroline Mauduit, que vous avez rencontrée est chargée d'affaire à AGMI, donc votre remarque doit être préci</text:p>
          </text:deletion>
        </text:changed-region>
        <text:changed-region xml:id="ct431217488" text:id="ct431217488">
          <text:deletion>
            <office:change-info>
              <dc:creator>Auteur inconnu</dc:creator>
              <dc:date>2011-09-16T11:59:00</dc:date>
            </office:change-info>
            <text:p text:style-name="P46">Regret de ne pas avoir pu rencontrer de chargé d'affaire de AGMI </text:p>
          </text:deletion>
        </text:changed-region>
        <text:changed-region xml:id="ct431216344" text:id="ct431216344">
          <text:deletion>
            <office:change-info>
              <dc:creator>Auteur inconnu</dc:creator>
              <dc:date>2011-09-12T16:48:00</dc:date>
            </office:change-info>
            <text:p text:style-name="P47">- </text:p>
          </text:deletion>
        </text:changed-region>
        <text:changed-region xml:id="ct431216240" text:id="ct431216240">
          <text:deletion>
            <office:change-info>
              <dc:creator>Auteur inconnu</dc:creator>
              <dc:date>2011-09-16T11:59:00</dc:date>
            </office:change-info>
            <text:p text:style-name="P46">(Ordre du jour, respect des objectifs de l'audit, réunions d'ouverture, clôture)</text:p>
            <text:p text:style-name="P48"/>
            <text:p text:style-name="P47"/>
          </text:deletion>
        </text:changed-region>
        <text:changed-region xml:id="ct431217384" text:id="ct431217384">
          <text:deletion>
            <office:change-info>
              <dc:creator>Auteur inconnu</dc:creator>
              <dc:date>2011-09-12T18:05:00</dc:date>
            </office:change-info>
            <text:list xml:id="list95109958176798" text:continue-numbering="true" text:style-name="L3">
              <text:list-header>
                <text:p text:style-name="P49"/>
              </text:list-header>
            </text:list>
            <text:p text:style-name="P50">- Tentative de rédaction du rapport d'audit « en direct » lors de la réunion de clôture, ce qui n'a pu être complètement réalisé. Auditeurs comme audités sont peut-être trop dans la recherche de solutions lors de la réunion de clôture ...</text:p>
            <text:list xml:id="list95109958176752" text:continue-numbering="true" text:style-name="L3">
              <text:list-item>
                <text:p text:style-name="P51"/>
              </text:list-item>
            </text:list>
          </text:deletion>
        </text:changed-region>
        <text:changed-region xml:id="ct431220400" text:id="ct431220400">
          <text:deletion>
            <office:change-info>
              <dc:creator>Auteur inconnu</dc:creator>
              <dc:date>2011-09-16T11:59:00</dc:date>
            </office:change-info>
            <text:p text:style-name="P45">expression libre des remarques ou des divergences d'interprétation)</text:p>
          </text:deletion>
        </text:changed-region>
        <text:changed-region xml:id="ct431221024" text:id="ct431221024">
          <text:deletion>
            <office:change-info>
              <dc:creator>Auteur inconnu</dc:creator>
              <dc:date>2011-09-12T17:55:00</dc:date>
            </office:change-info>
            <text:p text:style-name="P52">= </text:p>
          </text:deletion>
        </text:changed-region>
        <text:changed-region xml:id="ct431221128" text:id="ct431221128">
          <text:deletion>
            <office:change-info>
              <dc:creator>Auteur inconnu</dc:creator>
              <dc:date>2011-09-16T11:59:00</dc:date>
            </office:change-info>
            <text:p text:style-name="P45">Bonnes relations (</text:p>
          </text:deletion>
        </text:changed-region>
        <text:changed-region xml:id="ct431219360" text:id="ct431219360">
          <text:insertion>
            <office:change-info>
              <dc:creator>Auteur inconnu</dc:creator>
              <dc:date>2011-09-12T18:06:00</dc:date>
            </office:change-info>
          </text:insertion>
        </text:changed-region>
        <text:changed-region xml:id="ct431218216" text:id="ct431218216">
          <text:deletion>
            <office:change-info>
              <dc:creator>Auteur inconnu</dc:creator>
              <dc:date>2011-09-12T18:06:00</dc:date>
            </office:change-info>
            <text:p text:style-name="P53"/>
            <text:p text:style-name="P53"/>
            <text:p text:style-name="P54"/>
          </text:deletion>
        </text:changed-region>
        <text:changed-region xml:id="ct431218112" text:id="ct431218112">
          <text:deletion>
            <office:change-info>
              <dc:creator>Auteur inconnu</dc:creator>
              <dc:date>2011-09-16T11:59:00</dc:date>
            </office:change-info>
            <text:p text:style-name="P54">Très bon relationnel des deux auditeurs, qui avaient préparé sérieusement leur audit.</text:p>
            <text:p text:style-name="P53">Les questions des auditeurs ont porté de manière importante sur le processus M1 qui étaient hors du périmètre d'audit ; de ce fait le temps consacré au processus de réalisation a été réduit le matin.</text:p>
            <text:p text:style-name="P53">Il n'y a pas eu de question sur l'instruction spécifique au DLCF sur l'application des procédures R1-R2-R3, dont l'application aurait pu être vérifiée lors de l'audit.</text:p>
          </text:deletion>
        </text:changed-region>
        <text:changed-region xml:id="ct431220192" text:id="ct431220192">
          <text:deletion>
            <office:change-info>
              <dc:creator>Auteur inconnu</dc:creator>
              <dc:date>2011-09-12T17:55:00</dc:date>
            </office:change-info>
            <text:p text:style-name="P55">Examen à compléter si possible lors du prochain audit interne.</text:p>
          </text:deletion>
        </text:changed-region>
        <text:changed-region xml:id="ct431219568" text:id="ct431219568">
          <text:deletion>
            <office:change-info>
              <dc:creator>Auteur inconnu</dc:creator>
              <dc:date>2011-09-16T11:59:00</dc:date>
            </office:change-info>
            <text:p text:style-name="P56">Application du processus R2 insuffisamment examiné. </text:p>
          </text:deletion>
        </text:changed-region>
        <text:changed-region xml:id="ct431221232" text:id="ct431221232">
          <text:format-change>
            <office:change-info>
              <dc:creator>Auteur inconnu</dc:creator>
              <dc:date>2011-09-13T09:49:00</dc:date>
            </office:change-info>
          </text:format-change>
        </text:changed-region>
        <text:changed-region xml:id="ct431220296" text:id="ct431220296">
          <text:deletion>
            <office:change-info>
              <dc:creator>Auteur inconnu</dc:creator>
              <dc:date>2011-09-16T11:59:00</dc:date>
            </office:change-info>
            <text:p text:style-name="P57">JG. Langlois</text:p>
          </text:deletion>
        </text:changed-region>
        <text:changed-region xml:id="ct431220712" text:id="ct431220712">
          <text:deletion>
            <office:change-info>
              <dc:creator>Auteur inconnu</dc:creator>
              <dc:date>2011-09-16T11:59:00</dc:date>
            </office:change-info>
            <text:p text:style-name="P57">K. Reed-Drou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Présentation de l'audit</text:p>
      <table:table table:name="Tableau3" table:style-name="Tableau3">
        <table:table-column table:style-name="Tableau3.A"/>
        <table:table-column table:style-name="Tableau3.B"/>
        <table:table-row>
          <table:table-cell table:style-name="Tableau3.A1" table:number-columns-spanned="2" office:value-type="string">
            <text:p text:style-name="Table_20_Contents"/>
            <text:p text:style-name="Table_20_Contents"/>
          </table:table-cell>
          <table:covered-table-cell/>
        </table:table-row>
        <table:table-row>
          <table:table-cell table:style-name="Tableau3.A1" office:value-type="string">
            <text:p text:style-name="P84">Entité auditée :</text:p>
          </table:table-cell>
          <table:table-cell table:style-name="Tableau3.A1" office:value-type="string">
            <text:p text:style-name="P68"><text:span text:style-name="T32">Cerema</text:span> – DL<text:span text:style-name="T33">CF</text:span></text:p>
          </table:table-cell>
        </table:table-row>
        <table:table-row>
          <table:table-cell table:style-name="Tableau3.A1" office:value-type="string">
            <text:p text:style-name="P84">Équipe d'audit :</text:p>
          </table:table-cell>
          <table:table-cell table:style-name="Tableau3.A1" office:value-type="string">
            <text:p text:style-name="P88">Michaël DIERKENS <text:span text:style-name="T33">et Jacques BLACHE </text:span>(DLL)</text:p>
          </table:table-cell>
        </table:table-row>
        <table:table-row>
          <table:table-cell table:style-name="Tableau3.A1" office:value-type="string">
            <text:p text:style-name="P85">Objectifs et champ </text:p>
            <text:p text:style-name="P85">de l'audit :</text:p>
            <text:change text:change-id="ct431210520"/>
          </table:table-cell>
          <table:table-cell table:style-name="Tableau3.A1" office:value-type="string">
            <text:p text:style-name="P68"><text:span text:style-name="T41">ex-domaines</text:span> 3 <text:span text:style-name="T32">et 23</text:span></text:p>
          </table:table-cell>
        </table:table-row>
        <table:table-row>
          <table:table-cell table:style-name="Tableau3.A1" office:value-type="string">
            <text:p text:style-name="P84">Référentiels de l'audit :</text:p>
          </table:table-cell>
          <table:table-cell table:style-name="Tableau3.B5" office:value-type="string">
            <text:p text:style-name="P1">NF EN ISO / CEI 17025, documents COFRAC LAB REF 02, 05, 08</text:p>
          </table:table-cell>
        </table:table-row>
        <table:table-row table:style-name="Tableau3.6">
          <table:table-cell table:style-name="Tableau3.A1" office:value-type="string">
            <text:p text:style-name="P84">Commentaire :</text:p>
          </table:table-cell>
          <table:table-cell table:style-name="Tableau3.A1" office:value-type="string">
            <text:p text:style-name="P87"/>
          </table:table-cell>
        </table:table-row>
        <table:table-row table:style-name="Tableau3.6">
          <table:table-cell table:style-name="Tableau3.A1" office:value-type="string">
            <text:p text:style-name="P86">Documents remis</text:p>
          </table:table-cell>
          <table:table-cell table:style-name="Tableau3.A1" office:value-type="string">
            <text:p text:style-name="P87"/>
          </table:table-cell>
        </table:table-row>
      </table:table>
      <text:p text:style-name="Standard"/>
      <text:p text:style-name="Standard"/>
      <table:table table:name="Tableau4" table:style-name="Tableau4">
        <table:table-column table:style-name="Tableau4.A"/>
        <table:table-row>
          <table:table-cell table:style-name="Tableau4.A1" office:value-type="string">
            <text:h text:style-name="Heading_20_2" text:outline-level="2"><text:span text:style-name="T8">Programme </text:span><text:change-start text:change-id="ct431209792"/><text:span text:style-name="T8">prévisionnel </text:span><text:change-end text:change-id="ct431209792"/><text:span text:style-name="T8">d</text:span><text:change text:change-id="ct431208024"/><text:change-start text:change-id="ct431208648"/><text:span text:style-name="T8">e l'</text:span><text:change-end text:change-id="ct431208648"/><text:span text:style-name="T8">audit</text:span><text:change text:change-id="ct431211040"/><text:span text:style-name="T8"> : </text:span><text:span text:style-name="T30">4</text:span><text:span text:style-name="T29"> avril 2017</text:span></text:h>
          </table:table-cell>
        </table:table-row>
      </table:table>
      <text:p text:style-name="Standard"/>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94">Horaire</text:p>
            <text:p text:style-name="P94">(prévu) / réalisé</text:p>
          </table:table-cell>
          <table:table-cell table:style-name="Tableau1.B1" office:value-type="string">
            <text:p text:style-name="P94">Thème abordé</text:p>
          </table:table-cell>
          <table:table-cell table:style-name="Tableau1.B1" office:value-type="string">
            <text:p text:style-name="P94">Auditeur<text:span text:style-name="T31">s</text:span></text:p>
          </table:table-cell>
          <table:table-cell table:style-name="Tableau1.D1" office:value-type="string">
            <text:p text:style-name="P94">Personnes <text:change text:change-id="ct431210624"/><text:change-start text:change-id="ct431210416"/>présentes<text:change-end text:change-id="ct431210416"/></text:p>
          </table:table-cell>
        </table:table-row>
        <table:table-row table:style-name="Tableau1.2">
          <table:table-cell table:style-name="Tableau1.A2" office:value-type="string">
            <text:p text:style-name="P114">9H30</text:p>
          </table:table-cell>
          <table:table-cell table:style-name="Tableau1.A2" office:value-type="string">
            <text:p text:style-name="P103">Réunion d’ouverture</text:p>
            <text:change text:change-id="ct431210936"/>
          </table:table-cell>
          <table:table-cell table:style-name="Tableau1.A2" office:value-type="string">
            <text:p text:style-name="P120">MD, <text:span text:style-name="T34">JB</text:span></text:p>
            <text:change text:change-id="ct431209064"/>
          </table:table-cell>
          <table:table-cell table:style-name="Tableau1.D2" office:value-type="string">
            <text:p text:style-name="P108">Direction, responsables qualité, responsables d’UT</text:p>
            <text:change text:change-id="ct431218840"/>
          </table:table-cell>
        </table:table-row>
        <table:table-row table:style-name="Tableau1.3">
          <table:table-cell table:style-name="Tableau1.A3" office:value-type="string">
            <text:p text:style-name="P123"><text:span text:style-name="T35">9H45</text:span> </text:p>
            <text:change text:change-id="ct431210000"/>
          </table:table-cell>
          <table:table-cell table:style-name="Tableau1.A3" office:value-type="string">
            <text:p text:style-name="P115">Exigences relatives au système de management</text:p>
          </table:table-cell>
          <table:table-cell table:style-name="Tableau1.A3" office:value-type="string">
            <text:p text:style-name="P121">MD, <text:span text:style-name="T34">JB</text:span></text:p>
            <text:change text:change-id="ct431210104"/>
          </table:table-cell>
          <table:table-cell table:style-name="Tableau1.D3" office:value-type="string">
            <text:p text:style-name="P108">Direction, responsables qualité, responsables d’UT</text:p>
          </table:table-cell>
        </table:table-row>
        <table:table-row table:style-name="Tableau1.3">
          <table:table-cell table:style-name="Tableau1.A2" office:value-type="string">
            <text:p text:style-name="P110">12H00</text:p>
          </table:table-cell>
          <table:table-cell table:style-name="Tableau1.A2" office:value-type="string">
            <text:p text:style-name="P102">Repas</text:p>
          </table:table-cell>
          <table:table-cell table:style-name="Tableau1.A2" office:value-type="string">
            <text:p text:style-name="P106"/>
          </table:table-cell>
          <table:table-cell table:style-name="Tableau1.D2" office:value-type="string">
            <text:p text:style-name="P100"/>
          </table:table-cell>
        </table:table-row>
        <table:table-row table:style-name="Tableau1.3">
          <table:table-cell table:style-name="Tableau1.A2" office:value-type="string">
            <text:p text:style-name="P118">13H30</text:p>
            <text:p text:style-name="P110"/>
          </table:table-cell>
          <table:table-cell table:style-name="Tableau1.A2" office:value-type="string">
            <text:p text:style-name="P115">Exigences Techniques</text:p>
            <text:p text:style-name="P115"><text:span text:style-name="T36">ex domain</text:span>e 3</text:p>
          </table:table-cell>
          <table:table-cell table:style-name="Tableau1.A2" office:value-type="string">
            <text:p text:style-name="P120">MD</text:p>
          </table:table-cell>
          <table:table-cell table:style-name="Tableau1.D2" office:value-type="string">
            <text:p text:style-name="P117">Responsable UT, responsables et chargés d’essais</text:p>
          </table:table-cell>
        </table:table-row>
        <table:table-row table:style-name="Tableau1.3">
          <table:table-cell table:style-name="Tableau1.A2" office:value-type="string">
            <text:p text:style-name="P118">13H30</text:p>
            <text:p text:style-name="P119"/>
          </table:table-cell>
          <table:table-cell table:style-name="Tableau1.A2" office:value-type="string">
            <text:p text:style-name="P193">Exigences Techniques</text:p>
            <text:p text:style-name="P116"><text:span text:style-name="T36">ex domaine</text:span> 23</text:p>
          </table:table-cell>
          <table:table-cell table:style-name="Tableau1.A2" office:value-type="string">
            <text:p text:style-name="P122">JB</text:p>
          </table:table-cell>
          <table:table-cell table:style-name="Tableau1.D2" office:value-type="string">
            <text:p text:style-name="P192">Responsable UT, responsables et chargés d’essais</text:p>
            <text:p text:style-name="P111"/>
          </table:table-cell>
        </table:table-row>
        <table:table-row table:style-name="Tableau1.3">
          <table:table-cell table:style-name="Tableau1.A2" office:value-type="string">
            <text:p text:style-name="P118">16H00</text:p>
          </table:table-cell>
          <table:table-cell table:style-name="Tableau1.A2" office:value-type="string">
            <text:p text:style-name="P102">Réunion de synthèse</text:p>
          </table:table-cell>
          <table:table-cell table:style-name="Tableau1.A2" office:value-type="string">
            <text:p text:style-name="P105"/>
          </table:table-cell>
          <table:table-cell table:style-name="Tableau1.D2" office:value-type="string">
            <text:p text:style-name="P112">Auditeurs<text:span text:style-name="T35"> seuls</text:span></text:p>
          </table:table-cell>
        </table:table-row>
        <table:table-row table:style-name="Tableau1.3">
          <table:table-cell table:style-name="Tableau1.A2" office:value-type="string">
            <text:p text:style-name="P193">16H30</text:p>
          </table:table-cell>
          <table:table-cell table:style-name="Tableau1.A2" office:value-type="string">
            <text:p text:style-name="P102">Réunion de clôture</text:p>
          </table:table-cell>
          <table:table-cell table:style-name="Tableau1.A2" office:value-type="string">
            <text:p text:style-name="P120">MD, <text:span text:style-name="T34">JB</text:span></text:p>
          </table:table-cell>
          <table:table-cell table:style-name="Tableau1.D2" office:value-type="string">
            <text:p text:style-name="P192">Direction, responsables qualité, responsables d’UT</text:p>
          </table:table-cell>
        </table:table-row>
      </table:table>
      <text:p text:style-name="P153"><text:change text:change-id="ct431209896"/></text:p>
      <table:table table:name="Tableau12" table:style-name="Tableau12">
        <table:table-column table:style-name="Tableau12.A"/>
        <table:table-row>
          <table:table-cell table:style-name="Tableau12.A1" office:value-type="string">
            <text:h text:style-name="P207" text:outline-level="2">Conformité à la norme NF EN ISO/CEI 17025</text:h>
          </table:table-cell>
        </table:table-row>
      </table:table>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95">§</text:p>
          </table:table-cell>
          <table:table-cell table:style-name="Tableau7.B1" office:value-type="string">
            <text:p text:style-name="P95">Titre</text:p>
          </table:table-cell>
          <table:table-cell table:style-name="Tableau7.B1" office:value-type="string">
            <text:p text:style-name="P95">Examiné</text:p>
          </table:table-cell>
          <table:table-cell table:style-name="Tableau7.B1" office:value-type="string">
            <text:p text:style-name="P95">Points forts</text:p>
          </table:table-cell>
          <table:table-cell table:style-name="Tableau7.B1" office:value-type="string">
            <text:p text:style-name="P95">Points sensibles</text:p>
          </table:table-cell>
          <table:table-cell table:style-name="Tableau7.F1" office:value-type="string">
            <text:p text:style-name="P95">Pistes de progrès</text:p>
          </table:table-cell>
        </table:table-row>
        <table:table-row table:style-name="Tableau7.2">
          <table:table-cell table:style-name="Tableau7.A15" office:value-type="string">
            <text:p text:style-name="Standard">IV</text:p>
          </table:table-cell>
          <table:table-cell table:style-name="Tableau7.B15" office:value-type="string">
            <text:p text:style-name="Standard">Exigences relatives au système de management</text:p>
          </table:table-cell>
          <table:table-cell table:style-name="Tableau7.C2" office:value-type="string">
            <text:p text:style-name="P170">OUI</text:p>
          </table:table-cell>
          <table:table-cell table:style-name="Tableau7.C2" office:value-type="string">
            <text:p text:style-name="P187">PF2</text:p>
          </table:table-cell>
          <table:table-cell table:style-name="Tableau7.C2" office:value-type="string">
            <text:p text:style-name="P179"/>
          </table:table-cell>
          <table:table-cell table:style-name="Tableau7.F2" office:value-type="string">
            <text:p text:style-name="P179"/>
          </table:table-cell>
        </table:table-row>
        <table:table-row table:style-name="Tableau7.2">
          <table:table-cell table:style-name="Tableau7.A18" office:value-type="string">
            <text:p text:style-name="Standard">IV.1</text:p>
          </table:table-cell>
          <table:table-cell table:style-name="Tableau7.B18" office:value-type="string">
            <text:p text:style-name="Standard">Organisation</text:p>
          </table:table-cell>
          <table:table-cell table:style-name="Tableau7.C3" office:value-type="string">
            <text:p text:style-name="P170">OUI</text:p>
          </table:table-cell>
          <table:table-cell table:style-name="Tableau7.C3" office:value-type="string">
            <text:p text:style-name="P179"/>
          </table:table-cell>
          <table:table-cell table:style-name="Tableau7.C3" office:value-type="string">
            <text:p text:style-name="P179"/>
          </table:table-cell>
          <table:table-cell table:style-name="Tableau7.F3" office:value-type="string">
            <text:p text:style-name="P179"/>
          </table:table-cell>
        </table:table-row>
        <table:table-row table:style-name="Tableau7.2">
          <table:table-cell table:style-name="Tableau7.A4" office:value-type="string">
            <text:p text:style-name="Standard">IV.2</text:p>
          </table:table-cell>
          <table:table-cell table:style-name="Tableau7.B4" office:value-type="string">
            <text:p text:style-name="Standard">Système de management</text:p>
          </table:table-cell>
          <table:table-cell table:style-name="Tableau7.C4" office:value-type="string">
            <text:p text:style-name="P170">OUI</text:p>
          </table:table-cell>
          <table:table-cell table:style-name="Tableau7.C4" office:value-type="string">
            <text:p text:style-name="P179"/>
          </table:table-cell>
          <table:table-cell table:style-name="Tableau7.C4" office:value-type="string">
            <text:p text:style-name="P179"/>
          </table:table-cell>
          <table:table-cell table:style-name="Tableau7.F4" office:value-type="string">
            <text:p text:style-name="P179"/>
          </table:table-cell>
        </table:table-row>
        <table:table-row table:style-name="Tableau7.2">
          <table:table-cell table:style-name="Tableau7.A14" office:value-type="string">
            <text:p text:style-name="Standard">IV.3</text:p>
          </table:table-cell>
          <table:table-cell table:style-name="Tableau7.B14" office:value-type="string">
            <text:p text:style-name="Standard">Maîtrise de la documentation</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79"/>
          </table:table-cell>
          <table:table-cell table:style-name="Tableau7.F5" office:value-type="string">
            <text:p text:style-name="P178">PP7</text:p>
          </table:table-cell>
        </table:table-row>
        <table:table-row table:style-name="Tableau7.2">
          <table:table-cell table:style-name="Tableau7.A14" office:value-type="string">
            <text:p text:style-name="Standard">IV.4</text:p>
          </table:table-cell>
          <table:table-cell table:style-name="Tableau7.B14" office:value-type="string">
            <text:p text:style-name="Standard">Revue des demande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80">PS1</text:p>
          </table:table-cell>
          <table:table-cell table:style-name="Tableau7.F5" office:value-type="string">
            <text:p text:style-name="P179"/>
          </table:table-cell>
        </table:table-row>
        <table:table-row table:style-name="Tableau7.2">
          <table:table-cell table:style-name="Tableau7.A14" office:value-type="string">
            <text:p text:style-name="Standard">IV.5</text:p>
          </table:table-cell>
          <table:table-cell table:style-name="Tableau7.B14" office:value-type="string">
            <text:p text:style-name="Standard">Sous-traitance des essais et des étalonnage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4" office:value-type="string">
            <text:p text:style-name="Standard">IV.6</text:p>
          </table:table-cell>
          <table:table-cell table:style-name="Tableau7.B14" office:value-type="string">
            <text:p text:style-name="Standard">Achats de services et de fourniture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85">PS2</text:p>
          </table:table-cell>
          <table:table-cell table:style-name="Tableau7.F5" office:value-type="string">
            <text:p text:style-name="P179"/>
          </table:table-cell>
        </table:table-row>
        <table:table-row table:style-name="Tableau7.2">
          <table:table-cell table:style-name="Tableau7.A14" office:value-type="string">
            <text:p text:style-name="Standard">IV.7</text:p>
          </table:table-cell>
          <table:table-cell table:style-name="Tableau7.B14" office:value-type="string">
            <text:p text:style-name="Standard">Services au client</text:p>
          </table:table-cell>
          <table:table-cell table:style-name="Tableau7.C5" office:value-type="string">
            <text:p text:style-name="P170">OUI</text:p>
          </table:table-cell>
          <table:table-cell table:style-name="Tableau7.C5" office:value-type="string">
            <text:p text:style-name="P167"/>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4" office:value-type="string">
            <text:p text:style-name="Standard">IV.8</text:p>
          </table:table-cell>
          <table:table-cell table:style-name="Tableau7.B14" office:value-type="string">
            <text:p text:style-name="Standard">Réclamation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4" office:value-type="string">
            <text:p text:style-name="Standard">IV.9</text:p>
          </table:table-cell>
          <table:table-cell table:style-name="Tableau7.B14" office:value-type="string">
            <text:p text:style-name="Standard">Maîtrise des non-conformité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4" office:value-type="string">
            <text:p text:style-name="Standard">IV.10</text:p>
          </table:table-cell>
          <table:table-cell table:style-name="Tableau7.B14" office:value-type="string">
            <text:p text:style-name="Standard">Amélioration</text:p>
          </table:table-cell>
          <table:table-cell table:style-name="Tableau7.C5" office:value-type="string">
            <text:p text:style-name="P170">OUI</text:p>
          </table:table-cell>
          <table:table-cell table:style-name="Tableau7.C5" office:value-type="string">
            <text:p text:style-name="P167"/>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4" office:value-type="string">
            <text:p text:style-name="Standard">IV.11</text:p>
          </table:table-cell>
          <table:table-cell table:style-name="Tableau7.B14" office:value-type="string">
            <text:p text:style-name="Standard">Actions corrective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4" office:value-type="string">
            <text:p text:style-name="Standard">IV.12</text:p>
          </table:table-cell>
          <table:table-cell table:style-name="Tableau7.B14" office:value-type="string">
            <text:p text:style-name="Standard">Actions préventives</text:p>
          </table:table-cell>
          <table:table-cell table:style-name="Tableau7.C5" office:value-type="string">
            <text:p text:style-name="P170">OUI</text:p>
          </table:table-cell>
          <table:table-cell table:style-name="Tableau7.C5" office:value-type="string">
            <text:p text:style-name="P179"/>
          </table:table-cell>
          <table:table-cell table:style-name="Tableau7.C5" office:value-type="string">
            <text:p text:style-name="P179"/>
          </table:table-cell>
          <table:table-cell table:style-name="Tableau7.F5" office:value-type="string">
            <text:p text:style-name="P179"/>
          </table:table-cell>
        </table:table-row>
        <table:table-row table:style-name="Tableau7.2">
          <table:table-cell table:style-name="Tableau7.A15" office:value-type="string">
            <text:p text:style-name="Standard">IV.13</text:p>
          </table:table-cell>
          <table:table-cell table:style-name="Tableau7.B15" office:value-type="string">
            <text:p text:style-name="Standard">Maîtrise des enregistrements</text:p>
          </table:table-cell>
          <table:table-cell table:style-name="Tableau7.C2" office:value-type="string">
            <text:p text:style-name="P170">OUI</text:p>
          </table:table-cell>
          <table:table-cell table:style-name="Tableau7.C2" office:value-type="string">
            <text:p text:style-name="P179"/>
          </table:table-cell>
          <table:table-cell table:style-name="Tableau7.C2" office:value-type="string">
            <text:p text:style-name="P179"/>
          </table:table-cell>
          <table:table-cell table:style-name="Tableau7.F2" office:value-type="string">
            <text:p text:style-name="P179"/>
          </table:table-cell>
        </table:table-row>
        <table:table-row table:style-name="Tableau7.2">
          <table:table-cell table:style-name="Tableau7.A18" office:value-type="string">
            <text:p text:style-name="Standard">IV.14</text:p>
          </table:table-cell>
          <table:table-cell table:style-name="Tableau7.B18" office:value-type="string">
            <text:p text:style-name="Standard">Audits internes</text:p>
          </table:table-cell>
          <table:table-cell table:style-name="Tableau7.C3" office:value-type="string">
            <text:p text:style-name="P170">OUI</text:p>
          </table:table-cell>
          <table:table-cell table:style-name="Tableau7.C3" office:value-type="string">
            <text:p text:style-name="P179"/>
          </table:table-cell>
          <table:table-cell table:style-name="Tableau7.C3" office:value-type="string">
            <text:p text:style-name="P179"/>
          </table:table-cell>
          <table:table-cell table:style-name="Tableau7.F3" office:value-type="string">
            <text:p text:style-name="P179"/>
          </table:table-cell>
        </table:table-row>
        <table:table-row table:style-name="Tableau7.2">
          <table:table-cell table:style-name="Tableau7.A18" office:value-type="string">
            <text:p text:style-name="Standard">IV.15</text:p>
          </table:table-cell>
          <table:table-cell table:style-name="Tableau7.B18" office:value-type="string">
            <text:p text:style-name="Standard">Revue de Direction</text:p>
          </table:table-cell>
          <table:table-cell table:style-name="Tableau7.C18" office:value-type="string">
            <text:p text:style-name="P170">OUI</text:p>
          </table:table-cell>
          <table:table-cell table:style-name="Tableau7.D18" office:value-type="string">
            <text:p text:style-name="P179"/>
          </table:table-cell>
          <table:table-cell table:style-name="Tableau7.E18" office:value-type="string">
            <text:p text:style-name="P179"/>
          </table:table-cell>
          <table:table-cell table:style-name="Tableau7.F18" office:value-type="string">
            <text:p text:style-name="P179"/>
          </table:table-cell>
        </table:table-row>
        <table:table-row table:style-name="Tableau7.2">
          <table:table-cell table:style-name="Tableau7.A18" office:value-type="string">
            <text:p text:style-name="Standard">V</text:p>
          </table:table-cell>
          <table:table-cell table:style-name="Tableau7.B18" office:value-type="string">
            <text:p text:style-name="Standard">Exigences Techniques</text:p>
          </table:table-cell>
          <table:table-cell table:style-name="Tableau7.C18" office:value-type="string">
            <text:p text:style-name="P170">OUI</text:p>
          </table:table-cell>
          <table:table-cell table:style-name="Tableau7.D18" office:value-type="string">
            <text:p text:style-name="P179"/>
          </table:table-cell>
          <table:table-cell table:style-name="Tableau7.E18" office:value-type="string">
            <text:p text:style-name="P179"/>
          </table:table-cell>
          <table:table-cell table:style-name="Tableau7.F18" office:value-type="string">
            <text:p text:style-name="P179"/>
          </table:table-cell>
        </table:table-row>
        <table:table-row table:style-name="Tableau7.2">
          <table:table-cell table:style-name="Tableau7.A28" office:value-type="string">
            <text:p text:style-name="Standard">V.1</text:p>
          </table:table-cell>
          <table:table-cell table:style-name="Tableau7.B28" office:value-type="string">
            <text:p text:style-name="Standard">Généralités</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9"/>
          </table:table-cell>
        </table:table-row>
        <table:table-row table:style-name="Tableau7.2">
          <table:table-cell table:style-name="Tableau7.A28" office:value-type="string">
            <text:p text:style-name="Standard">V.2</text:p>
          </table:table-cell>
          <table:table-cell table:style-name="Tableau7.B28" office:value-type="string">
            <text:p text:style-name="Standard">Personnel</text:p>
          </table:table-cell>
          <table:table-cell table:style-name="Tableau7.C28" office:value-type="string">
            <text:p text:style-name="P170">OUI</text:p>
          </table:table-cell>
          <table:table-cell table:style-name="Tableau7.D28" office:value-type="string">
            <text:p text:style-name="P178">PF1</text:p>
          </table:table-cell>
          <table:table-cell table:style-name="Tableau7.E28" office:value-type="string">
            <text:p text:style-name="P179"/>
          </table:table-cell>
          <table:table-cell table:style-name="Tableau7.F28" office:value-type="string">
            <text:p text:style-name="P179"/>
          </table:table-cell>
        </table:table-row>
        <table:table-row table:style-name="Tableau7.2">
          <table:table-cell table:style-name="Tableau7.A28" office:value-type="string">
            <text:p text:style-name="Standard">V.3</text:p>
          </table:table-cell>
          <table:table-cell table:style-name="Tableau7.B28" office:value-type="string">
            <text:p text:style-name="Standard">Installations et conditions ambiantes</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8">PP6</text:p>
          </table:table-cell>
        </table:table-row>
        <table:table-row table:style-name="Tableau7.2">
          <table:table-cell table:style-name="Tableau7.A28" office:value-type="string">
            <text:p text:style-name="Standard">V.4</text:p>
          </table:table-cell>
          <table:table-cell table:style-name="Tableau7.B28" office:value-type="string">
            <text:p text:style-name="Standard">Méthodes d’essai, étalonnages et validation des méthodes</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8">PP1, PP2, PP3, PP4, </text:p>
          </table:table-cell>
        </table:table-row>
        <table:table-row table:style-name="Tableau7.2">
          <table:table-cell table:style-name="Tableau7.A28" office:value-type="string">
            <text:p text:style-name="Standard">V.5</text:p>
          </table:table-cell>
          <table:table-cell table:style-name="Tableau7.B28" office:value-type="string">
            <text:p text:style-name="Standard">Équipement</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85">PP8, PP10</text:p>
          </table:table-cell>
        </table:table-row>
        <table:table-row table:style-name="Tableau7.2">
          <table:table-cell table:style-name="Tableau7.A28" office:value-type="string">
            <text:p text:style-name="Standard">V.6</text:p>
          </table:table-cell>
          <table:table-cell table:style-name="Tableau7.B28" office:value-type="string">
            <text:p text:style-name="Standard">Exigences spécifiques</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9"/>
          </table:table-cell>
        </table:table-row>
        <table:table-row table:style-name="Tableau7.2">
          <table:table-cell table:style-name="Tableau7.A28" office:value-type="string">
            <text:p text:style-name="Standard">V.7</text:p>
          </table:table-cell>
          <table:table-cell table:style-name="Tableau7.B28" office:value-type="string">
            <text:p text:style-name="Standard">Échantillonnage</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9"/>
          </table:table-cell>
        </table:table-row>
        <table:table-row table:style-name="Tableau7.2">
          <table:table-cell table:style-name="Tableau7.A28" office:value-type="string">
            <text:p text:style-name="Standard">V.8</text:p>
          </table:table-cell>
          <table:table-cell table:style-name="Tableau7.B28" office:value-type="string">
            <text:p text:style-name="Standard">Manutention des objets d’essais et d’étalonnage</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9"/>
          </table:table-cell>
        </table:table-row>
        <table:table-row table:style-name="Tableau7.2">
          <table:table-cell table:style-name="Tableau7.A28" office:value-type="string">
            <text:p text:style-name="Standard">V.9</text:p>
          </table:table-cell>
          <table:table-cell table:style-name="Tableau7.B28" office:value-type="string">
            <text:p text:style-name="Standard">Assurer la qualité des résultats d’essai</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85">PS9</text:p>
          </table:table-cell>
        </table:table-row>
        <table:table-row table:style-name="Tableau7.2">
          <table:table-cell table:style-name="Tableau7.A28" office:value-type="string">
            <text:p text:style-name="Standard">V.10</text:p>
          </table:table-cell>
          <table:table-cell table:style-name="Tableau7.B28" office:value-type="string">
            <text:p text:style-name="Standard">Rapports sur les résultats</text:p>
          </table:table-cell>
          <table:table-cell table:style-name="Tableau7.C28" office:value-type="string">
            <text:p text:style-name="P170">OUI</text:p>
          </table:table-cell>
          <table:table-cell table:style-name="Tableau7.D28" office:value-type="string">
            <text:p text:style-name="P179"/>
          </table:table-cell>
          <table:table-cell table:style-name="Tableau7.E28" office:value-type="string">
            <text:p text:style-name="P179"/>
          </table:table-cell>
          <table:table-cell table:style-name="Tableau7.F28" office:value-type="string">
            <text:p text:style-name="P178">PP5</text:p>
          </table:table-cell>
        </table:table-row>
      </table:table>
      <text:p text:style-name="Standard"/>
      <text:p text:style-name="P153"/>
      <text:p text:style-name="Standard"/>
      <table:table table:name="Tableau8" table:style-name="Tableau8">
        <table:table-column table:style-name="Tableau8.A"/>
        <table:table-row table:style-name="Tableau8.1">
          <table:table-cell table:style-name="Tableau8.A1" office:value-type="string">
            <text:p text:style-name="P189">Notes et commentaires :</text:p>
            <text:p text:style-name="P190"/>
            <text:list xml:id="list2346767487590883451" text:style-name="L4">
              <text:list-item>
                <text:p text:style-name="P204">Le laboratoire de Clermont-Ferrand dispose d’un système qualité qui semble mature. La documentation est bien tenue, et son organisation est plutôt pragmatique. Attention aux liens dans le plan qualité qui se périment trop vite et deviennent caduques. En ce sens, l’outil intranet (<text:a xlink:type="simple" xlink:href="http://172.20.80.18/qualit/" text:style-name="Internet_20_link" text:visited-style-name="Visited_20_Internet_20_Link">http://172.20.80.18/qualit/</text:a>) semble le bon endroit pour renvoyer vers les documents de travail non stockés dans GEDOQ comme le tableau des qualifications.</text:p>
              </text:list-item>
              <text:list-item>
                <text:p text:style-name="P204">Le suivi des qualifications est solide et bien ancré dans le fonctionnement quotidien (cf PF1)</text:p>
              </text:list-item>
              <text:list-item>
                <text:p text:style-name="P205">Le suivi métrologique a souffert du départ d<text:span text:style-name="T46">e la responsable métrologue </text:span>en mai 2016 (décharge d’activité de service). <text:span text:style-name="T46">Plusieurs actions pratiques ont été mises en place : formation d’un nouveau responsable métrologue, édition des PV au plus près de la date de réalisation des essais, fonctionnement en réseau avec les autres laboratoires du Cerema Centre Est, déploiement de la nouvelle base de données dédiée au contrôles métrologiques. Il convient toutefois de maintenir les efforts sur le champ des contrôles métrologiques (cf PP1)</text:span></text:p>
                <text:p text:style-name="P205"/>
              </text:list-item>
            </text:list>
          </table:table-cell>
        </table:table-row>
        <table:table-row table:style-name="Tableau8.1">
          <table:table-cell table:style-name="Tableau8.A2" office:value-type="string">
            <text:p text:style-name="P155">Points forts :</text:p>
          </table:table-cell>
        </table:table-row>
        <table:table-row table:style-name="Tableau8.1">
          <table:table-cell table:style-name="Tableau8.A1" office:value-type="string">
            <text:p text:style-name="P163">PF1</text:p>
            <text:p text:style-name="P177">Compétence du personnel.</text:p>
            <text:p text:style-name="Standard"/>
            <text:p text:style-name="P166"><text:change text:change-id="ct431210832"/><text:change text:change-id="ct431210728"/><text:change text:change-id="ct431209584"/><text:change text:change-id="ct431210312"/><text:change text:change-id="ct431211144"/><text:change text:change-id="ct431209376"/><text:change text:change-id="ct431210208"/>PF<text:span text:style-name="T40">2</text:span></text:p>
            <text:p text:style-name="P184">Les AI (anomalies internes) ouvertes en lien avec l’accréditation COFRAC sont toutes instruites et soldées.</text:p>
            <text:p text:style-name="Standard"/>
          </table:table-cell>
        </table:table-row>
        <table:table-row table:style-name="Tableau8.4">
          <table:table-cell table:style-name="Tableau8.A4" office:value-type="string">
            <text:p text:style-name="P155"><text:change-start text:change-id="ct431208440"/>Points sensibles :<text:change-end text:change-id="ct431208440"/></text:p>
          </table:table-cell>
        </table:table-row>
        <table:table-row table:style-name="Tableau8.5">
          <table:table-cell table:style-name="Tableau8.A13" office:value-type="string">
            <text:p text:style-name="P164"><text:change text:change-id="ct431214056"/><text:change text:change-id="ct431213120"/><text:change text:change-id="ct431212912"/><text:change text:change-id="ct431211872"/><text:change text:change-id="ct431213536"/><text:change text:change-id="ct431214368"/><text:change text:change-id="ct431213016"/><text:change text:change-id="ct431213640"/><text:change text:change-id="ct431211664"/><text:change text:change-id="ct431213432"/><text:change text:change-id="ct431212496"/><text:change text:change-id="ct431212808"/><text:change text:change-id="ct431212080"/><text:change text:change-id="ct431213952"/><text:change text:change-id="ct431211456"/><text:change text:change-id="ct431213328"/><text:change text:change-id="ct431212704"/><text:change text:change-id="ct431208232"/><text:change text:change-id="ct431209688"/><text:change text:change-id="ct431209272"/><text:change text:change-id="ct431209168"/><text:change text:change-id="ct431208960"/><text:change text:change-id="ct431208128"/><text:change text:change-id="ct431208336"/><text:change text:change-id="ct431208544"/><text:change text:change-id="ct431211248"/><text:change text:change-id="ct431209480"/><text:change text:change-id="ct431208856"/><text:change text:change-id="ct431208752"/>P<text:span text:style-name="T39">S</text:span>1</text:p>
            <text:p text:style-name="P182">Sur les feuilles de demande d’essais (<text:span text:style-name="T42">ex domaine</text:span> 23) en cours, le ou les essais à réaliser, ne sont pas renseignés.</text:p>
            <text:p text:style-name="P182"><text:change-start text:change-id="ct431214472"/></text:p>
            <text:p text:style-name="P169"><text:change-end text:change-id="ct431214472"/><text:change text:change-id="ct431211352"/><text:change text:change-id="ct431213744"/><text:change text:change-id="ct431214576"/><text:change text:change-id="ct431212392"/>PS2</text:p>
            <text:p text:style-name="P186">La dernière « évaluation des fournisseurs » date de janvier 2016, la prochaine évaluation n’est pas programmée à ce jour.</text:p>
            <text:p text:style-name="Standard"/>
            <text:p text:style-name="Standard"><text:change text:change-id="ct431211976"/><text:change text:change-id="ct431213224"/><text:change text:change-id="ct431211768"/><text:change text:change-id="ct431211560"/></text:p>
          </table:table-cell>
        </table:table-row>
        <table:table-row table:style-name="Tableau8.1">
          <table:table-cell table:style-name="Tableau8.A2" office:value-type="string">
            <text:p text:style-name="P155">Pistes de progrès</text:p>
          </table:table-cell>
        </table:table-row>
        <table:table-row table:style-name="Tableau8.1">
          <table:table-cell table:style-name="Tableau8.A13" office:value-type="string">
            <text:p text:style-name="P171"><text:span text:style-name="T42">EX DOMAINE</text:span> 3 :</text:p>
            <text:p text:style-name="P158"/>
            <text:p text:style-name="P168">PP1</text:p>
            <text:p text:style-name="P159">Suivi Métrologique :</text:p>
            <text:list xml:id="list2591319226207838309" text:style-name="L5">
              <text:list-item>
                <text:p text:style-name="P194">la rectifieuse à béton (COA 041), contrôlée en interne, n’a pas d’étiquette métrologie <text:span text:style-name="T38">(date limite de vérification...)</text:span></text:p>
              </text:list-item>
              <text:list-item>
                <text:p text:style-name="P194">la balance COA 032 porte une étiquette avec une date limite de vérification du 2/2/2017</text:p>
              </text:list-item>
              <text:list-item>
                <text:p text:style-name="P194">bain de conservation COA 03 : vérification métrologique le 16/03/2016 ; émission du rapport de vérification le 14/12/2016</text:p>
              </text:list-item>
            </text:list>
            <text:p text:style-name="Standard"/>
            <text:p text:style-name="P160">PP2</text:p>
            <text:p text:style-name="P174">La réhausse destinée aux essais sur cube ne dispose pas de <text:span text:style-name="T44">n</text:span>uméro d’enregistrement et n’a pas été <text:soft-page-break/>vérifiée.</text:p>
            <text:p text:style-name="P173"/>
            <text:p text:style-name="P160">PP3</text:p>
            <text:p text:style-name="P174">Presse à béton COA 17 : la vitesse de montée en charge utilisée pour les éprouvettes 11*22 (vitesse à 5 kN/s) n’a pas été vérifiée.</text:p>
            <text:p text:style-name="P173"/>
            <text:p text:style-name="P161">PP4</text:p>
            <text:p text:style-name="P176">La balance utilisée pour la pesée des éprouvettes béton ne dispose pas de masse de référence.</text:p>
            <text:p text:style-name="P175"/>
            <text:p text:style-name="P162">PP5</text:p>
            <text:p text:style-name="P188">Impression incomplète du verso des rapports d’essais de résistance en compression : la phrase traitée de la rectification est coupée.</text:p>
            <text:p text:style-name="P173"/>
            <text:p text:style-name="P163">PP6</text:p>
            <text:p text:style-name="P177">Présence de mousse en surface des bacs de conservation des éprouvettes béton.</text:p>
            <text:p text:style-name="P177"/>
            <text:p text:style-name="P163">PP7</text:p>
            <text:p text:style-name="P177">Le laboratoire est en flexibilité A2. La version de norme d’essai en cours d’utilisation n’est pas tracée.</text:p>
            <text:p text:style-name="Standard"/>
            <text:p text:style-name="Standard"/>
            <text:p text:style-name="Standard"/>
            <text:p text:style-name="P172"><text:span text:style-name="T42">EX DOMAINE</text:span> <text:span text:style-name="T42">2</text:span>3 :</text:p>
            <text:p text:style-name="P164"/>
            <text:p text:style-name="P164">PP<text:span text:style-name="T39">8</text:span></text:p>
            <text:p text:style-name="P181"><text:change text:change-id="ct431215200"/><text:change text:change-id="ct431216552"/><text:change text:change-id="ct431215096"/><text:change text:change-id="ct431214888"/><text:change text:change-id="ct431214992"/><text:change text:change-id="ct431217800"/><text:change text:change-id="ct431216864"/><text:change text:change-id="ct431214784"/><text:change text:change-id="ct431216656"/><text:change text:change-id="ct431214680"/><text:change text:change-id="ct431216448"/><text:change text:change-id="ct431217904"/><text:change text:change-id="ct431216968"/><text:change text:change-id="ct431216032"/><text:change text:change-id="ct431215616"/><text:change text:change-id="ct431214264"/><text:change text:change-id="ct431214160"/><text:change text:change-id="ct431213848"/><text:change text:change-id="ct431212600"/><text:change text:change-id="ct431212288"/><text:change text:change-id="ct431212184"/>Le N° GEPI de la balance servant à la vérification (contrôle interne) de la burette n’est pas renseigné.</text:p>
            <text:p text:style-name="P181"/>
            <text:p text:style-name="P165">PP<text:span text:style-name="T14">9</text:span></text:p>
            <text:p text:style-name="P186">Le laboratoire a participé à des campagnes d’essais croisés (CIL) en 2016 et en 2017, ces campagnes n’ont pas fait l’objet d’une exploitation à ce jour.</text:p>
            <text:p text:style-name="P186"/>
            <text:p text:style-name="P165">PP<text:span text:style-name="T14">10</text:span></text:p>
            <text:p text:style-name="P183">Les rapports de vérification des tamis édités avec le logiciel (SCAN3) font toujours apparaître les normes NF EN 3310-1 et 2 (normes annulées à ce jour)</text:p>
            <text:p text:style-name="Standard"/>
          </table:table-cell>
        </table:table-row>
        <table:table-row table:style-name="Tableau8.8">
          <table:table-cell table:style-name="Tableau8.A4" office:value-type="string">
            <text:p text:style-name="P155"><text:change-start text:change-id="ct431215304"/>Non-conformités<text:change-end text:change-id="ct431215304"/> mineures</text:p>
          </table:table-cell>
        </table:table-row>
        <table:table-row table:style-name="Tableau8.9">
          <table:table-cell table:style-name="Tableau8.A13" office:value-type="string">
            <text:p text:style-name="Standard"/>
            <text:p text:style-name="Standard"/>
            <text:p text:style-name="Standard"><text:change text:change-id="ct431216760"/><text:change text:change-id="ct431215408"/></text:p>
          </table:table-cell>
        </table:table-row>
        <table:table-row table:style-name="Tableau8.10">
          <table:table-cell table:style-name="Tableau8.A2" office:value-type="string">
            <text:p text:style-name="P155"><text:change-start text:change-id="ct431215512"/>Remarqu<text:change-end text:change-id="ct431215512"/><text:span text:style-name="T37">es</text:span></text:p>
          </table:table-cell>
        </table:table-row>
        <table:table-row table:style-name="Tableau8.11">
          <table:table-cell table:style-name="Tableau8.A13" office:value-type="string">
            <text:p text:style-name="P98">Vu : 1 essai de résistance en compression.</text:p>
            <text:p text:style-name="P97"/>
            <text:p text:style-name="Footer"><text:change text:change-id="ct431215824"/><text:change text:change-id="ct431215720"/></text:p>
          </table:table-cell>
        </table:table-row>
        <table:table-row table:style-name="Tableau8.1">
          <table:table-cell table:style-name="Tableau8.A4" office:value-type="string">
            <text:p text:style-name="P82"><text:change-start text:change-id="ct431217072"/>Conclusions sur l’application, l’efficacité et la pertinence du système qualité<text:change-end text:change-id="ct431217072"/></text:p>
          </table:table-cell>
        </table:table-row>
        <table:table-row table:style-name="Tableau8.1">
          <table:table-cell table:style-name="Tableau8.A13" office:value-type="string">
            <text:p text:style-name="P156"/>
            <text:p text:style-name="P157">Le système qualité permet un suivi efficace des activités réalisées dans le cadre de l’accréditation Cofrac. <text:span text:style-name="T47">Toutes les anomalies internes ouvertes en lien avec l’accréditation COFRAC sont instruites et soldées, ce qui est le signe d’une dynamique d’auto-amélioration certaine. Le personnel est toujours très impliqué dans la démarche et les compétences sont solides </text:span></text:p>
            <text:p text:style-name="P191"><text:change text:change-id="ct431215928"/></text:p>
          </table:table-cell>
        </table:table-row>
      </table:table>
      <text:p text:style-name="Standard"/>
      <text:h text:style-name="P208" text:outline-level="2"/>
      <text:h text:style-name="Heading_20_2" text:outline-level="2">Retour d'expérience sur le fonctionnement de l'audit interne</text:h>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P81">Commentaires des auditeurs internes</text:p>
          </table:table-cell>
          <table:covered-table-cell/>
        </table:table-row>
        <table:table-row>
          <table:table-cell table:style-name="Tableau9.A2" office:value-type="string">
            <text:p text:style-name="Table_20_Contents">Sur le champ et/ou les objectifs de l'audit</text:p>
          </table:table-cell>
          <table:table-cell table:style-name="Tableau9.B7" office:value-type="string">
            <text:p text:style-name="P90"><text:change text:change-id="ct431217280"/><text:change text:change-id="ct431217592"/><text:change text:change-id="ct431216136"/><text:change text:change-id="ct431217176"/>RAS</text:p>
          </table:table-cell>
        </table:table-row>
        <table:table-row table:style-name="Tableau9.3">
          <table:table-cell table:style-name="Tableau9.A2" office:value-type="string">
            <text:p text:style-name="Table_20_Contents">Sur le déroulement de l'audit</text:p>
          </table:table-cell>
          <table:table-cell table:style-name="Tableau9.B7" office:value-type="string">
            <text:p text:style-name="P90"><text:change text:change-id="ct431220920"/><text:change text:change-id="ct431220608"/><text:change text:change-id="ct431217696"/><text:change text:change-id="ct431217488"/><text:change text:change-id="ct431216344"/><text:change text:change-id="ct431216240"/><text:change text:change-id="ct431217384"/>RAS</text:p>
          </table:table-cell>
        </table:table-row>
        <table:table-row>
          <table:table-cell table:style-name="Tableau9.A2" office:value-type="string">
            <text:p text:style-name="Table_20_Contents">Sur la qualité de la relation auditeurs-audités</text:p>
          </table:table-cell>
          <table:table-cell table:style-name="Tableau9.B7" office:value-type="string">
            <text:p text:style-name="P89"><text:change text:change-id="ct431220400"/><text:change text:change-id="ct431221024"/><text:change text:change-id="ct431221128"/>Audit réalisé en toute transparence. <text:span text:style-name="T43">Échanges constructifs.</text:span></text:p>
          </table:table-cell>
        </table:table-row>
        <table:table-row>
          <table:table-cell table:style-name="Tableau9.A5" table:number-columns-spanned="2" office:value-type="string">
            <text:p text:style-name="Table_20_Contents"><text:change-start text:change-id="ct431219360"/></text:p>
            <text:p text:style-name="Table_20_Contents"><text:change-end text:change-id="ct431219360"/></text:p>
          </table:table-cell>
          <table:covered-table-cell/>
        </table:table-row>
        <table:table-row table:style-name="Tableau9.6">
          <table:table-cell table:style-name="Tableau9.A2" office:value-type="string">
            <text:p text:style-name="Table_20_Contents">Appréciation des audités sur le déroulement de l'audit</text:p>
          </table:table-cell>
          <table:table-cell table:style-name="Tableau9.B7" office:value-type="string">
            <text:p text:style-name="P92"><text:change text:change-id="ct431218216"/><text:change text:change-id="ct431218112"/>Échanges en toute transparence et très constructifs</text:p>
          </table:table-cell>
        </table:table-row>
        <table:table-row>
          <table:table-cell table:style-name="Tableau9.A2" office:value-type="string">
            <text:p text:style-name="Table_20_Contents">Perception de<text:span text:style-name="T48">s </text:span>auditeur<text:span text:style-name="T48">s</text:span> sur le déroulement global de l'audit </text:p>
          </table:table-cell>
          <table:table-cell table:style-name="Tableau9.B7" office:value-type="string">
            <text:p text:style-name="P206"><text:change text:change-id="ct431220192"/><text:change text:change-id="ct431219568"/>Déroulement global de l’audit très satisfaisant.<text:change-start text:change-id="ct431221232"/></text:p>
            <text:p text:style-name="Table_20_Contents"><text:change-end text:change-id="ct431221232"/></text:p>
            <text:p text:style-name="Table_20_Contents"/>
          </table:table-cell>
        </table:table-row>
      </table:table>
      <text:p text:style-name="Standard"/>
      <text:p text:style-name="Standard"/>
      <text:p text:style-name="Standard"/>
      <table:table table:name="Tableau11" table:style-name="Tableau11">
        <table:table-column table:style-name="Tableau11.A" table:number-columns-repeated="3"/>
        <table:table-row>
          <table:table-cell table:style-name="Tableau11.A1" office:value-type="string">
            <text:p text:style-name="P59">Signature des auditeurs</text:p>
          </table:table-cell>
          <table:table-cell table:style-name="Tableau11.A1" office:value-type="string">
            <text:p text:style-name="Table_20_Contents"><text:change text:change-id="ct431220296"/></text:p>
            <text:p text:style-name="Table_20_Contents"/>
            <text:p text:style-name="P59">Responsable d'audit <text:span text:style-name="T45">et auditeur ex domaine 3</text:span></text:p>
          </table:table-cell>
          <table:table-cell table:style-name="Tableau11.A1" office:value-type="string">
            <text:p text:style-name="Table_20_Contents"/>
            <text:p text:style-name="Table_20_Contents"/>
            <text:p text:style-name="P60"><text:change text:change-id="ct431220712"/>Auditeur ex domaine 23</text:p>
          </table:table-cell>
        </table:table-row>
        <table:table-row>
          <table:table-cell table:style-name="Tableau11.A1" office:value-type="string">
            <text:p text:style-name="P59"/>
            <text:p text:style-name="P59">Date :</text:p>
          </table:table-cell>
          <table:table-cell table:style-name="Tableau11.A1" office:value-type="string">
            <text:p text:style-name="P91">Michael DIERKENS</text:p>
          </table:table-cell>
          <table:table-cell table:style-name="Tableau11.A1" office:value-type="string">
            <text:p text:style-name="P91">Jacques BLACHE</text:p>
          </table:table-cell>
        </table:table-row>
      </table:table>
      <text:p text:style-name="Standard"/>
      <table:table table:name="Tableau10" table:style-name="Tableau10">
        <table:table-column table:style-name="Tableau10.A"/>
        <table:table-column table:style-name="Tableau10.B"/>
        <table:table-row>
          <table:table-cell table:style-name="Tableau10.A1" office:value-type="string">
            <text:p text:style-name="P59">Diffusion :</text:p>
          </table:table-cell>
          <table:table-cell table:style-name="Tableau10.A1" office:value-type="string">
            <text:p text:style-name="P83">(Après validation auprès des participants à l’audit)</text:p>
          </table:table-cell>
        </table:table-row>
        <table:table-row>
          <table:table-cell table:style-name="Tableau10.A1" office:value-type="string">
            <text:p text:style-name="Table_20_Contents"/>
          </table:table-cell>
          <table:table-cell table:style-name="Tableau10.A1" office:value-type="string">
            <text:p text:style-name="Table_20_Contents">Participants à l'audit</text:p>
            <text:p text:style-name="Table_20_Contents">Responsable qualité de département</text:p>
            <text:p text:style-name="Table_20_Contents">Pilote(s) de processus concerné(s)</text:p>
            <text:p text:style-name="Table_20_Contents">Chargé de mission qualité</text:p>
          </table:table-cell>
        </table:table-row>
      </table:table>
      <text:p text:style-name="Standard"/>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2" svg:font-family="Arial" style:font-adornments="Gras"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0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left="0cm" fo:margin-right="-1cm" fo:margin-top="0cm" fo:margin-bottom="0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class="text" style:master-page-name="">
      <style:paragraph-properties fo:margin-left="-0.101cm" fo:margin-right="0cm" fo:margin-top="0.12cm" fo:margin-bottom="0.109cm" loext:contextual-spacing="false" fo:orphans="0" fo:widows="0" fo:text-indent="0cm" style:auto-text-indent="false" style:page-number="auto" fo:background-color="transparent" style:shadow="none">
        <style:tab-stops/>
        <style:background-image/>
      </style:paragraph-properties>
      <style:text-properties fo:color="#000080" style:font-name="Arial2" fo:font-family="Arial" style:font-style-name="Gras" style:font-family-generic="swiss" fo:font-size="11pt" fo:font-weight="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loext:contextual-spacing="false" fo:text-indent="0cm" style:auto-text-indent="false" fo:keep-with-next="always"/>
      <style:text-properties fo:font-size="9pt" fo:font-weight="bold" style:font-size-asian="9pt" style:font-weight-asian="bold"/>
    </style:style>
    <style:style style:name="Heading_20_9" style:display-name="Heading 9" style:family="paragraph" style:parent-style-name="Standard" style:next-style-name="Standard" style:default-outline-level="9" style:class="text">
      <style:paragraph-properties fo:margin-left="0.501cm" fo:margin-right="0cm" fo:margin-top="0cm" fo:margin-bottom="0cm" loext:contextual-spacing="false" fo:text-align="center" style:justify-single-word="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1pt" fo:font-weight="bold"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013cm" fo:margin-left="0cm" table:align="left"/>
    </style:style>
    <style:style style:name="Tableau2.A" style:family="table-column">
      <style:table-column-properties style:column-width="5.398cm"/>
    </style:style>
    <style:style style:name="Tableau2.B" style:family="table-column">
      <style:table-column-properties style:column-width="8.094cm"/>
    </style:style>
    <style:style style:name="Tableau2.C" style:family="table-column">
      <style:table-column-properties style:column-width="3.521cm"/>
    </style:style>
    <style:style style:name="Tableau2.1" style:family="table-row">
      <style:table-row-properties style:min-row-height="2.196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MP1" style:family="paragraph" style:parent-style-name="Table_20_Contents">
      <style:paragraph-properties fo:text-align="center" style:justify-single-word="false"/>
      <style:text-properties fo:font-weight="bold" fo:background-color="#ffff00" style:font-weight-asian="bold" style:font-weight-complex="bold"/>
    </style:style>
    <style:style style:name="MP2" style:family="paragraph" style:parent-style-name="Table_20_Contents">
      <style:paragraph-properties fo:text-align="center" style:justify-single-word="false"/>
      <style:text-properties fo:color="#808285" fo:font-size="16pt" fo:language="fr" fo:country="FR" fo:font-weight="bold" officeooo:paragraph-rsid="001fce2e" style:font-size-asian="16pt" style:font-weight-asian="bold" style:font-size-complex="16pt" style:font-weight-complex="bold"/>
    </style:style>
    <style:style style:name="MP3" style:family="paragraph" style:parent-style-name="Table_20_Contents">
      <style:paragraph-properties fo:text-align="center" style:justify-single-word="false"/>
      <style:text-properties fo:color="#808285" fo:font-size="16pt" fo:language="fr" fo:country="FR" fo:font-weight="bold" officeooo:rsid="0023d3d1" officeooo:paragraph-rsid="001fce2e" style:font-size-asian="16pt" style:font-weight-asian="bold" style:font-size-complex="16pt" style:font-weight-complex="bold"/>
    </style:style>
    <style:style style:name="MP4"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5" style:family="paragraph" style:parent-style-name="Table_20_Contents">
      <style:text-properties fo:font-size="10pt" fo:language="fr" fo:country="FR" officeooo:paragraph-rsid="001fce2e" style:font-size-asian="10pt" style:font-size-complex="10pt"/>
    </style:style>
    <style:style style:name="MP6" style:family="paragraph" style:parent-style-name="Table_20_Contents">
      <style:text-properties fo:font-size="10pt" fo:language="fr" fo:country="FR" fo:font-weight="bold" officeooo:rsid="0023d3d1" officeooo:paragraph-rsid="001fce2e" fo:background-color="#ffff00" style:font-size-asian="10pt" style:font-weight-asian="bold" style:font-size-complex="10pt" style:font-weight-complex="bold"/>
    </style:style>
    <style:style style:name="MP7" style:family="paragraph" style:parent-style-name="Header">
      <style:text-properties fo:font-size="6pt" style:font-size-asian="6pt" style:font-size-complex="6pt"/>
    </style:style>
    <style:style style:name="MP8" style:family="paragraph" style:parent-style-name="Footer">
      <style:paragraph-properties fo:text-align="end" style:justify-single-word="false"/>
      <style:text-properties fo:font-size="8pt" style:font-size-asian="8pt" style:font-size-complex="8pt"/>
    </style:style>
    <style:style style:name="MT1" style:family="text">
      <style:text-properties style:text-line-through-style="solid" style:text-line-through-type="single"/>
    </style:style>
    <style:style style:name="MT2" style:family="text">
      <style:text-properties style:text-line-through-style="solid" style:text-line-through-type="single" officeooo:rsid="0023d3d1"/>
    </style:style>
    <style:style style:name="MT3" style:family="text">
      <style:text-properties officeooo:rsid="003b9aee"/>
    </style:style>
    <style:style style:name="MT4" style:family="text">
      <style:text-properties officeooo:rsid="0023d3d1" fo:background-color="#ffff00" loext:char-shading-value="0"/>
    </style:style>
    <style:style style:name="MT5" style:family="text">
      <style:text-properties officeooo:rsid="003a2a13"/>
    </style:style>
    <style:style style:name="MT6" style:family="text">
      <style:text-properties officeooo:rsid="00240ee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tracked-changes>
          <text:changed-region xml:id="ct431337816" text:id="ct431337816">
            <text:deletion>
              <office:change-info>
                <dc:creator>Auteur inconnu</dc:creator>
                <dc:date>2011-10-14T08:37:00</dc:date>
              </office:change-info>
              <text:p text:style-name="MP4">Audit interne du D</text:p>
            </text:deletion>
          </text:changed-region>
          <text:changed-region xml:id="ct431340936" text:id="ct431340936">
            <text:deletion>
              <office:change-info>
                <dc:creator>Auteur inconnu</dc:creator>
                <dc:date>2011-09-15T15:43:00</dc:date>
              </office:change-info>
              <text:p text:style-name="MP4">LCF</text:p>
            </text:deletion>
          </text:changed-region>
          <text:changed-region xml:id="ct431338128" text:id="ct431338128">
            <text:deletion>
              <office:change-info>
                <dc:creator>Auteur inconnu</dc:creator>
                <dc:date>2011-10-14T08:37:00</dc:date>
              </office:change-info>
              <text:p text:style-name="MP4"><text:s/>:</text:p>
              <text:p text:style-name="MP4">Processus R1, R2, R3</text:p>
            </text:deletion>
          </text:changed-region>
        </text:tracked-changes>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1" text:anchor-type="paragraph" svg:x="0.062cm" svg:y="0.212cm" svg:width="4.5cm" svg:height="1.011cm" draw:z-index="4"><draw:image xlink:href="Pictures/1000000000000408000000E859144EE6.jpg" xlink:type="simple" xlink:show="embed" xlink:actuate="onLoad"/></draw:frame></text:p>
            </table:table-cell>
            <table:table-cell table:style-name="Tableau2.A1" office:value-type="string">
              <text:p text:style-name="MP2">Audit interne </text:p>
              <text:p text:style-name="MP2"><text:span text:style-name="MT1">QSE et/</text:span><text:span text:style-name="MT2">ou</text:span> COFRAC</text:p>
              <text:p text:style-name="MP3">département : <text:span text:style-name="MT3">DLCF</text:span></text:p>
              <text:p text:style-name="MP3"><text:change text:change-id="ct431337816"/><text:change text:change-id="ct431340936"/><text:change text:change-id="ct431338128"/>date : <text:span text:style-name="MT3">4 avril 2017</text:span></text:p>
            </table:table-cell>
            <table:table-cell table:style-name="Tableau2.C1" office:value-type="string">
              <text:p text:style-name="MP5">M2.DM.001</text:p>
              <text:p text:style-name="MP5">Révision : <text:span text:style-name="MT4">4</text:span></text:p>
              <text:p text:style-name="MP6"><text:span text:style-name="MT5">14</text:span>/0<text:span text:style-name="MT6">3</text:span>/16</text:p>
            </table:table-cell>
          </table:table-row>
        </table:table>
        <text:p text:style-name="MP7"/>
      </style:header>
      <style:footer>
        <text:p text:style-name="MP8"><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7-04-05T15:10:22.311000000</meta:creation-date>
    <dc:language>fr-FR</dc:language>
    <meta:editing-cycles>31</meta:editing-cycles>
    <meta:editing-duration>PT1H15M24S</meta:editing-duration>
    <dc:date>2017-05-12T09:51:09.732000000</dc:date>
    <meta:print-date>2017-05-04T17:53:50.668000000</meta:print-date>
    <meta:document-statistic meta:table-count="10" meta:image-count="1" meta:object-count="0" meta:page-count="5" meta:paragraph-count="220" meta:word-count="1003" meta:character-count="6267" meta:non-whitespace-character-count="5483"/>
    <meta:user-defined meta:name="Info 1"/>
    <meta:user-defined meta:name="Info 2"/>
    <meta:user-defined meta:name="Info 3"/>
    <meta:user-defined meta:name="Info 4"/>
  </office:meta>
</office:document-meta>
</file>